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Fonts/Font_Lohit_Devanagari_1.ttf" manifest:media-type="application/x-font-ttf"/>
  <manifest:file-entry manifest:full-path="Fonts/Font_PT_Astra_Sans_1.ttf" manifest:media-type="application/x-font-ttf"/>
  <manifest:file-entry manifest:full-path="Fonts/Font_PT_Astra_Serif_1.ttf" manifest:media-type="application/x-font-ttf"/>
  <manifest:file-entry manifest:full-path="Fonts/Font_PT_Astra_Sans_2.ttf" manifest:media-type="application/x-font-ttf"/>
  <manifest:file-entry manifest:full-path="Fonts/Font_PT_Astra_Serif_2.ttf" manifest:media-type="application/x-font-ttf"/>
  <manifest:file-entry manifest:full-path="Fonts/Font_PT_Astra_Serif_3.ttf" manifest:media-type="application/x-font-ttf"/>
  <manifest:file-entry manifest:full-path="Fonts/Font_PT_Astra_Serif_4.ttf" manifest:media-type="application/x-font-ttf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Devanagari" svg:font-family="'Lohit Devanagari'">
      <svg:font-face-src>
        <svg:font-face-uri xlink:href="Fonts/Font_Lohit_Devanagari_1.ttf" xlink:type="simple" loext:font-style="normal" loext:font-weight="normal">
          <svg:font-face-format svg:string="truetype"/>
        </svg:font-face-uri>
      </svg:font-face-src>
    </style:font-face>
    <style:font-face style:name="Lohit Devanagari1" svg:font-family="'Lohit Devanagari'" style:font-family-generic="system" style:font-pitch="variable"/>
    <style:font-face style:name="NSimSun" svg:font-family="NSimSun" style:font-family-generic="modern" style:font-pitch="fixed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PT Astra Sans" svg:font-family="'PT Astra Sans'" style:font-family-generic="swiss">
      <svg:font-face-src>
        <svg:font-face-uri xlink:href="Fonts/Font_PT_Astra_Sans_1.ttf" xlink:type="simple" loext:font-style="normal" loext:font-weight="bold">
          <svg:font-face-format svg:string="truetype"/>
        </svg:font-face-uri>
        <svg:font-face-uri xlink:href="Fonts/Font_PT_Astra_Sans_2.ttf" xlink:type="simple" loext:font-style="italic" loext:font-weight="bold">
          <svg:font-face-format svg:string="truetype"/>
        </svg:font-face-uri>
      </svg:font-face-src>
    </style:font-face>
    <style:font-face style:name="PT Astra Serif" svg:font-family="'PT Astra Serif'" style:font-family-generic="roman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1" svg:font-family="'PT Astra Serif'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2" svg:font-family="'PT Astra Serif'" style:font-adornments="Жирный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3" svg:font-family="'PT Astra Serif'" style:font-adornments="Жирный курсив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4" svg:font-family="'PT Astra Serif'" style:font-adornments="Курсив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Source Code Pro Semibold" svg:font-family="'Source Code Pro Semibold'" style:font-adornments="Полужирный" style:font-pitch="fixed"/>
    <style:font-face style:name="Tahoma" svg:font-family="Tahoma" style:font-family-generic="system" style:font-pitch="variable"/>
    <style:font-face style:name="URW Gothic L" svg:font-family="'URW Gothic L'" style:font-adornments="Обычный" style:font-family-generic="swiss" style:font-pitch="variable"/>
  </office:font-face-decls>
  <office:automatic-styles>
    <style:style style:name="P1" style:family="paragraph" style:parent-style-name="Text_20_body" style:master-page-name="First_20_Page">
      <style:paragraph-properties fo:line-height="100%" fo:text-align="center" style:justify-single-word="false" style:page-number="auto"/>
      <style:text-properties officeooo:paragraph-rsid="000c0b9d"/>
    </style:style>
    <style:style style:name="P2" style:family="paragraph" style:parent-style-name="Text_20_body">
      <style:paragraph-properties fo:line-height="100%" fo:text-align="center" style:justify-single-word="false"/>
      <style:text-properties officeooo:paragraph-rsid="000c0b9d"/>
    </style:style>
    <style:style style:name="P3" style:family="paragraph" style:parent-style-name="Text_20_body">
      <style:paragraph-properties fo:line-height="100%" fo:text-align="center" style:justify-single-word="false"/>
      <style:text-properties fo:font-variant="normal" fo:text-transform="none" fo:color="#000000" loext:opacity="100%" style:font-name="PT Astra Serif1" fo:font-size="14pt" fo:letter-spacing="normal" fo:font-style="normal" fo:font-weight="normal" style:font-size-asian="14pt" style:font-size-complex="14pt"/>
    </style:style>
    <style:style style:name="P4" style:family="paragraph" style:parent-style-name="Text_20_body">
      <style:paragraph-properties fo:line-height="100%" fo:text-align="center" style:justify-single-word="false"/>
    </style:style>
    <style:style style:name="P5" style:family="paragraph" style:parent-style-name="Text_20_body">
      <style:paragraph-properties fo:text-align="center" style:justify-single-word="false"/>
    </style:style>
    <style:style style:name="P6" style:family="paragraph" style:parent-style-name="Text_20_body">
      <style:paragraph-properties fo:text-align="center" style:justify-single-word="false"/>
      <style:text-properties officeooo:rsid="005c2ed8" officeooo:paragraph-rsid="005c2ed8"/>
    </style:style>
    <style:style style:name="P7" style:family="paragraph" style:parent-style-name="Text_20_body" style:master-page-name="">
      <loext:graphic-properties draw:fill="none"/>
      <style:paragraph-properties fo:margin-left="0cm" fo:margin-right="0cm" fo:margin-top="0cm" fo:margin-bottom="0.25cm" style:contextual-spacing="false" fo:text-align="center" style:justify-single-word="false" fo:text-indent="0cm" style:auto-text-indent="false" style:page-number="auto" fo:background-color="transparent"/>
      <style:text-properties fo:font-size="16pt" officeooo:rsid="005e1027" officeooo:paragraph-rsid="005e1027" style:font-size-asian="16pt" style:font-size-complex="16pt"/>
    </style:style>
    <style:style style:name="P8" style:family="paragraph" style:parent-style-name="Text_20_body">
      <loext:graphic-properties draw:fill="none"/>
      <style:paragraph-properties fo:margin-left="0cm" fo:margin-right="0cm" fo:margin-top="0cm" fo:margin-bottom="0.25cm" style:contextual-spacing="false" fo:text-align="center" style:justify-single-word="false" fo:text-indent="0cm" style:auto-text-indent="false" fo:background-color="transparent"/>
      <style:text-properties officeooo:rsid="005c2ed8" officeooo:paragraph-rsid="005c2ed8"/>
    </style:style>
    <style:style style:name="P9" style:family="paragraph" style:parent-style-name="Заголовок_20_1_20_титул">
      <loext:graphic-properties draw:fill="none"/>
      <style:paragraph-properties fo:margin-left="0cm" fo:margin-right="0cm" fo:margin-top="0cm" fo:margin-bottom="0.25cm" style:contextual-spacing="false" fo:text-align="center" style:justify-single-word="false" fo:text-indent="0cm" style:auto-text-indent="false" fo:background-color="transparent"/>
      <style:text-properties officeooo:rsid="0039bf97" officeooo:paragraph-rsid="00328e42"/>
    </style:style>
    <style:style style:name="P10" style:family="paragraph" style:parent-style-name="Заголовок_20_2_20_титул">
      <loext:graphic-properties draw:fill="none"/>
      <style:paragraph-properties fo:margin-left="0cm" fo:margin-right="0cm" fo:margin-top="0cm" fo:margin-bottom="0.25cm" style:contextual-spacing="false" fo:text-align="center" style:justify-single-word="false" fo:text-indent="0cm" style:auto-text-indent="false" fo:background-color="transparent"/>
    </style:style>
    <style:style style:name="P11" style:family="paragraph" style:parent-style-name="Text_20_body">
      <loext:graphic-properties draw:fill="none"/>
      <style:paragraph-properties fo:margin-left="0cm" fo:margin-right="0cm" fo:margin-top="0cm" fo:margin-bottom="0.25cm" style:contextual-spacing="false" fo:text-align="center" style:justify-single-word="false" fo:text-indent="0cm" style:auto-text-indent="false" fo:background-color="transparent"/>
      <style:text-properties style:font-name="PT Astra Serif2" fo:font-size="20.7999992370605pt" fo:language="en" fo:country="US" fo:font-weight="bold" officeooo:rsid="007ee5b3" officeooo:paragraph-rsid="008464b5" style:font-name-asian="Tahoma" style:font-size-asian="18.2000007629395pt" style:font-weight-asian="bold" style:font-name-complex="Lohit Devanagari1" style:font-size-complex="18.2000007629395pt" style:font-weight-complex="bold"/>
    </style:style>
    <style:style style:name="P12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paragraph-rsid="0039bf97"/>
    </style:style>
    <style:style style:name="P13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rsid="009362f2" officeooo:paragraph-rsid="009362f2"/>
    </style:style>
    <style:style style:name="P14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rsid="00160c15" officeooo:paragraph-rsid="00160dc7"/>
    </style:style>
    <style:style style:name="P15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fo:font-weight="bold" officeooo:rsid="001faded" officeooo:paragraph-rsid="00160dc7" style:font-weight-asian="bold" style:font-weight-complex="bold"/>
    </style:style>
    <style:style style:name="P16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paragraph-rsid="00328e42"/>
    </style:style>
    <style:style style:name="P17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rsid="0039bf97" officeooo:paragraph-rsid="0039bf97"/>
    </style:style>
    <style:style style:name="P18" style:family="paragraph" style:parent-style-name="Text_20_body">
      <style:paragraph-properties fo:line-height="100%"/>
    </style:style>
    <style:style style:name="P19" style:family="paragraph" style:parent-style-name="Text_20_body">
      <style:paragraph-properties fo:line-height="100%" fo:text-align="center" style:justify-single-word="false"/>
      <style:text-properties officeooo:rsid="00581175"/>
    </style:style>
    <style:style style:name="P20" style:family="paragraph" style:parent-style-name="Heading_20_2">
      <style:paragraph-properties fo:margin-left="1.251cm" fo:margin-right="0cm" fo:margin-top="0.349cm" fo:margin-bottom="0.4cm" style:contextual-spacing="false" fo:text-align="start" style:justify-single-word="false" fo:text-indent="0cm" style:auto-text-indent="false" fo:break-before="page" fo:keep-with-next="always"/>
      <style:text-properties officeooo:rsid="007d0934" officeooo:paragraph-rsid="007d0934"/>
    </style:style>
    <style:style style:name="P21" style:family="paragraph" style:parent-style-name="Text_20_body">
      <style:paragraph-properties fo:margin-left="1.3cm" fo:margin-right="0cm" fo:text-indent="0cm" style:auto-text-indent="false"/>
      <style:text-properties fo:language="ru" fo:country="RU" officeooo:rsid="008b90f5" officeooo:paragraph-rsid="008b90f5"/>
    </style:style>
    <style:style style:name="P22" style:family="paragraph" style:parent-style-name="Heading_20_2">
      <style:text-properties officeooo:paragraph-rsid="007d0934"/>
    </style:style>
    <style:style style:name="P23" style:family="paragraph" style:parent-style-name="Text_20_body" style:list-style-name="L1">
      <style:text-properties officeooo:paragraph-rsid="0089ca2c"/>
    </style:style>
    <style:style style:name="P24" style:family="paragraph" style:parent-style-name="Text_20_body" style:list-style-name="L1">
      <style:text-properties officeooo:rsid="0089ca2c" officeooo:paragraph-rsid="008b90f5"/>
    </style:style>
    <style:style style:name="P25" style:family="paragraph" style:parent-style-name="Heading_20_2">
      <style:paragraph-properties fo:margin-left="1.251cm" fo:margin-right="0cm" fo:margin-top="0.349cm" fo:margin-bottom="0.4cm" style:contextual-spacing="false" fo:text-align="start" style:justify-single-word="false" fo:text-indent="0cm" style:auto-text-indent="false"/>
      <style:text-properties style:font-name="PT Astra Serif2" fo:font-size="18.3999996185303pt" fo:font-style="normal" fo:font-weight="bold" officeooo:rsid="0087c4c9" officeooo:paragraph-rsid="007d0934" style:font-name-asian="Tahoma" style:font-size-asian="16.1000003814697pt" style:font-weight-asian="bold" style:font-name-complex="Lohit Devanagari1" style:font-size-complex="16.1000003814697pt" style:font-weight-complex="bold"/>
    </style:style>
    <style:style style:name="P26" style:family="paragraph" style:parent-style-name="Мой_20_код">
      <loext:graphic-properties draw:fill="solid" draw:fill-color="#282a36" draw:opacity="100%"/>
      <style:paragraph-properties ch2_options="{'Style': 'dracula', 'Language': 'C#', 'UseCharStyles': 0, 'LineNumberRatio': 100, 'LineNumberStart': 1, 'MasterCharStyle': '', 'ShowLineNumbers': 1, 'ColourizeBackground': 1, 'LineNumberSeparator': '  ', 'LineNumberPaddingSymbol': '', 'StoreOptionsWithSnippet': 1}" fo:background-color="#282a36"/>
      <style:text-properties style:use-window-font-color="true" loext:opacity="0%" fo:language="zxx" fo:country="none" fo:font-style="normal" style:text-underline-style="none" fo:font-weight="normal" fo:background-color="transparent"/>
    </style:style>
    <style:style style:name="P27" style:family="paragraph" style:parent-style-name="Мой_20_код">
      <loext:graphic-properties draw:fill="solid" draw:fill-color="#282a36" draw:opacity="100%"/>
      <style:paragraph-properties ch2_options="{'Style': 'dracula', 'Language': 'C#', 'UseCharStyles': 0, 'LineNumberRatio': 100, 'LineNumberStart': 1, 'MasterCharStyle': '', 'ShowLineNumbers': 1, 'ColourizeBackground': 1, 'LineNumberSeparator': '  ', 'LineNumberPaddingSymbol': '', 'StoreOptionsWithSnippet': 1}" fo:background-color="#282a36"/>
      <style:text-properties fo:color="#f8f8f2" loext:opacity="100%" fo:language="zxx" fo:country="none" fo:font-style="normal" style:text-underline-style="none" fo:font-weight="normal" fo:background-color="transparent"/>
    </style:style>
    <style:style style:name="P28" style:family="paragraph" style:parent-style-name="Листинг">
      <style:text-properties officeooo:paragraph-rsid="008b90f5"/>
    </style:style>
    <style:style style:name="P29" style:family="paragraph" style:parent-style-name="Мой_20_код">
      <loext:graphic-properties draw:fill="solid" draw:fill-color="#282a36" draw:opacity="100%"/>
      <style:paragraph-properties ch2_options="{'Style': 'dracula', 'Language': 'C#', 'UseCharStyles': 0, 'LineNumberRatio': 100, 'LineNumberStart': 1, 'MasterCharStyle': '', 'ShowLineNumbers': 1, 'ColourizeBackground': 1, 'LineNumberSeparator': '  ', 'LineNumberPaddingSymbol': '', 'StoreOptionsWithSnippet': 1}" fo:background-color="#282a36"/>
      <style:text-properties style:use-window-font-color="true" loext:opacity="0%" fo:font-size="12pt" fo:language="zxx" fo:country="none" fo:font-style="normal" style:text-underline-style="none" fo:font-weight="normal" fo:background-color="transparent"/>
    </style:style>
    <style:style style:name="P30" style:family="paragraph" style:parent-style-name="Мой_20_код">
      <loext:graphic-properties draw:fill="solid" draw:fill-color="#282a36" draw:opacity="100%"/>
      <style:paragraph-properties ch2_options="{'Style': 'dracula', 'Language': 'C#', 'UseCharStyles': 0, 'LineNumberRatio': 100, 'LineNumberStart': 1, 'MasterCharStyle': '', 'ShowLineNumbers': 1, 'ColourizeBackground': 1, 'LineNumberSeparator': '  ', 'LineNumberPaddingSymbol': '', 'StoreOptionsWithSnippet': 1}" fo:background-color="#282a36"/>
      <style:text-properties fo:color="#6272a4" loext:opacity="100%" fo:font-size="12pt" fo:language="zxx" fo:country="none" fo:font-style="normal" style:text-underline-style="none" fo:font-weight="normal" fo:background-color="transparent"/>
    </style:style>
    <style:style style:name="P31" style:family="paragraph" style:parent-style-name="Мой_20_код">
      <loext:graphic-properties draw:fill="solid" draw:fill-color="#282a36" draw:opacity="100%"/>
      <style:paragraph-properties ch2_options="{'Style': 'dracula', 'Language': 'C#', 'UseCharStyles': 0, 'LineNumberRatio': 100, 'LineNumberStart': 1, 'MasterCharStyle': '', 'ShowLineNumbers': 1, 'ColourizeBackground': 1, 'LineNumberSeparator': '  ', 'LineNumberPaddingSymbol': '', 'StoreOptionsWithSnippet': 1}" fo:background-color="#282a36"/>
      <style:text-properties style:use-window-font-color="true" loext:opacity="0%" fo:font-size="12pt" fo:language="zxx" fo:country="none" fo:font-style="normal" style:text-underline-style="none" fo:font-weight="normal" officeooo:paragraph-rsid="008b90f5" fo:background-color="transparent"/>
    </style:style>
    <style:style style:name="P32" style:family="paragraph" style:parent-style-name="Мой_20_код">
      <loext:graphic-properties draw:fill="solid" draw:fill-color="#282a36" draw:opacity="100%"/>
      <style:paragraph-properties ch2_options="{'Style': 'dracula', 'Language': 'C#', 'UseCharStyles': 0, 'LineNumberRatio': 100, 'LineNumberStart': 1, 'MasterCharStyle': '', 'ShowLineNumbers': 1, 'ColourizeBackground': 1, 'LineNumberSeparator': '  ', 'LineNumberPaddingSymbol': '', 'StoreOptionsWithSnippet': 1}" fo:background-color="#282a36"/>
      <style:text-properties style:use-window-font-color="true" loext:opacity="0%" fo:language="zxx" fo:country="none" fo:font-style="normal" style:text-underline-style="none" fo:font-weight="normal" officeooo:paragraph-rsid="008b90f5" fo:background-color="transparent"/>
    </style:style>
    <style:style style:name="P33" style:family="paragraph" style:parent-style-name="Мой_20_код">
      <loext:graphic-properties draw:fill="solid" draw:fill-color="#282a36" draw:opacity="100%"/>
      <style:paragraph-properties ch2_options="{'Style': 'dracula', 'Language': 'C#', 'UseCharStyles': 0, 'LineNumberRatio': 100, 'LineNumberStart': 1, 'MasterCharStyle': '', 'ShowLineNumbers': 1, 'ColourizeBackground': 1, 'LineNumberSeparator': '  ', 'LineNumberPaddingSymbol': '', 'StoreOptionsWithSnippet': 1}" fo:background-color="#282a36"/>
      <style:text-properties fo:color="#6272a4" loext:opacity="100%" fo:font-size="12pt" fo:language="zxx" fo:country="none" fo:font-style="normal" style:text-underline-style="none" fo:font-weight="normal" officeooo:paragraph-rsid="008b90f5" fo:background-color="transparent"/>
    </style:style>
    <style:style style:name="P34" style:family="paragraph" style:parent-style-name="Мой_20_код">
      <loext:graphic-properties draw:fill="solid" draw:fill-color="#282a36" draw:opacity="100%"/>
      <style:paragraph-properties ch2_options="{'Style': 'dracula', 'Language': 'C#', 'UseCharStyles': 0, 'LineNumberRatio': 100, 'LineNumberStart': 1, 'MasterCharStyle': '', 'ShowLineNumbers': 1, 'ColourizeBackground': 1, 'LineNumberSeparator': '  ', 'LineNumberPaddingSymbol': '', 'StoreOptionsWithSnippet': 1}" fo:background-color="#282a36"/>
      <style:text-properties fo:color="#f8f8f2" loext:opacity="100%" fo:language="zxx" fo:country="none" fo:font-style="normal" style:text-underline-style="none" fo:font-weight="normal" officeooo:paragraph-rsid="008b90f5" fo:background-color="transparent"/>
    </style:style>
    <style:style style:name="P35" style:family="paragraph" style:parent-style-name="Листинг">
      <style:text-properties officeooo:paragraph-rsid="00912584"/>
    </style:style>
    <style:style style:name="P36" style:family="paragraph" style:parent-style-name="Мой_20_код">
      <loext:graphic-properties draw:fill="solid" draw:fill-color="#282a36" draw:opacity="100%"/>
      <style:paragraph-properties ch2_options="{'Style': 'default', 'Language': 'C#', 'UseCharStyles': 0, 'LineNumberRatio': 100, 'LineNumberStart': 1, 'MasterCharStyle': '', 'ShowLineNumbers': 0, 'ColourizeBackground': 1, 'LineNumberSeparator': '  ', 'LineNumberPaddingSymbol': '', 'StoreOptionsWithSnippet': 1}" fo:background-color="#282a36"/>
      <style:text-properties style:use-window-font-color="true" loext:opacity="0%" fo:language="zxx" fo:country="none" fo:font-style="normal" style:text-underline-style="none" fo:font-weight="normal" officeooo:paragraph-rsid="00912584" fo:background-color="transparent"/>
    </style:style>
    <style:style style:name="P37" style:family="paragraph" style:parent-style-name="Мой_20_код">
      <loext:graphic-properties draw:fill="solid" draw:fill-color="#282a36" draw:opacity="100%"/>
      <style:paragraph-properties ch2_options="{'Style': 'default', 'Language': 'C#', 'UseCharStyles': 0, 'LineNumberRatio': 100, 'LineNumberStart': 1, 'MasterCharStyle': '', 'ShowLineNumbers': 0, 'ColourizeBackground': 1, 'LineNumberSeparator': '  ', 'LineNumberPaddingSymbol': '', 'StoreOptionsWithSnippet': 1}" fo:background-color="#282a36"/>
      <style:text-properties fo:color="#6272a4" loext:opacity="100%" fo:font-size="12pt" fo:language="zxx" fo:country="none" fo:font-style="normal" style:text-underline-style="none" fo:font-weight="normal" officeooo:paragraph-rsid="00912584" fo:background-color="transparent"/>
    </style:style>
    <style:style style:name="P38" style:family="paragraph" style:parent-style-name="Мой_20_код">
      <loext:graphic-properties draw:fill="solid" draw:fill-color="#282a36" draw:opacity="100%"/>
      <style:paragraph-properties ch2_options="{'Style': 'default', 'Language': 'C#', 'UseCharStyles': 0, 'LineNumberRatio': 100, 'LineNumberStart': 1, 'MasterCharStyle': '', 'ShowLineNumbers': 0, 'ColourizeBackground': 1, 'LineNumberSeparator': '  ', 'LineNumberPaddingSymbol': '', 'StoreOptionsWithSnippet': 1}" fo:background-color="#282a36"/>
      <style:text-properties fo:color="#f8f8f2" loext:opacity="100%" fo:language="zxx" fo:country="none" fo:font-style="normal" style:text-underline-style="none" fo:font-weight="normal" officeooo:paragraph-rsid="00912584" fo:background-color="transparent"/>
    </style:style>
    <style:style style:name="P39" style:family="paragraph" style:parent-style-name="Мой_20_код">
      <loext:graphic-properties draw:fill="solid" draw:fill-color="#282a36" draw:opacity="100%"/>
      <style:paragraph-properties fo:background-color="#282a36"/>
      <style:text-properties fo:color="#f8f8f2" loext:opacity="100%" fo:language="zxx" fo:country="none" fo:font-style="normal" style:text-underline-style="none" fo:font-weight="normal" officeooo:paragraph-rsid="00926ef5" fo:background-color="transparent"/>
    </style:style>
    <style:style style:name="P40" style:family="paragraph" style:parent-style-name="Вывод_20_текст_20_в_20_консоли">
      <style:text-properties officeooo:paragraph-rsid="009a73e4"/>
    </style:style>
    <style:style style:name="P41" style:family="paragraph" style:parent-style-name="Heading_20_2">
      <style:text-properties officeooo:paragraph-rsid="009a73e4"/>
    </style:style>
    <style:style style:name="P42" style:family="paragraph" style:parent-style-name="Text_20_body">
      <style:text-properties fo:font-weight="normal" style:font-weight-asian="normal" style:font-weight-complex="normal"/>
    </style:style>
    <style:style style:name="T1" style:family="text">
      <style:text-properties fo:font-variant="normal" fo:text-transform="none" fo:color="#000000" loext:opacity="100%" style:font-name="PT Astra Serif1" fo:font-size="14pt" fo:letter-spacing="normal" fo:font-weight="normal" style:font-size-asian="14pt" style:font-size-complex="14pt"/>
    </style:style>
    <style:style style:name="T2" style:family="text">
      <style:text-properties fo:language="en" fo:country="US" officeooo:rsid="008b90f5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328e42" style:font-weight-asian="bold" style:font-weight-complex="bold"/>
    </style:style>
    <style:style style:name="T5" style:family="text">
      <style:text-properties officeooo:rsid="00328e42"/>
    </style:style>
    <style:style style:name="T6" style:family="text">
      <style:text-properties officeooo:rsid="0039bf97"/>
    </style:style>
    <style:style style:name="T7" style:family="text">
      <style:text-properties officeooo:rsid="007d0934"/>
    </style:style>
    <style:style style:name="T8" style:family="text">
      <style:text-properties officeooo:rsid="00160dc7"/>
    </style:style>
    <style:style style:name="T9" style:family="text">
      <style:text-properties fo:language="ru" fo:country="RU" officeooo:rsid="005e1027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officeooo:rsid="0039bf97" style:font-style-asian="normal" style:font-style-complex="normal"/>
    </style:style>
    <style:style style:name="T12" style:family="text">
      <style:text-properties fo:font-style="normal" officeooo:rsid="005e1027" style:font-style-asian="normal" style:font-style-complex="normal"/>
    </style:style>
    <style:style style:name="T13" style:family="text">
      <style:text-properties style:font-name="PT Astra Serif2" fo:font-size="18.3999996185303pt" fo:font-style="normal" fo:font-weight="bold" officeooo:rsid="004a53ab" style:font-name-asian="Tahoma" style:font-size-asian="16.1000003814697pt" style:font-weight-asian="bold" style:font-name-complex="Lohit Devanagari1" style:font-size-complex="16.1000003814697pt" style:font-weight-complex="bold"/>
    </style:style>
    <style:style style:name="T14" style:family="text">
      <style:text-properties style:font-name="PT Astra Serif2" fo:font-size="18.3999996185303pt" fo:font-style="normal" fo:font-weight="bold" style:font-name-asian="Tahoma" style:font-size-asian="16.1000003814697pt" style:font-weight-asian="bold" style:font-name-complex="Lohit Devanagari1" style:font-size-complex="16.1000003814697pt" style:font-weight-complex="bold"/>
    </style:style>
    <style:style style:name="T15" style:family="text">
      <style:text-properties officeooo:rsid="007338f7"/>
    </style:style>
    <style:style style:name="T16" style:family="text">
      <style:text-properties fo:language="en" fo:country="US" officeooo:rsid="0088ddc9"/>
    </style:style>
    <style:style style:name="T17" style:family="text">
      <style:text-properties fo:language="ru" fo:country="RU" officeooo:rsid="008b90f5"/>
    </style:style>
    <style:style style:name="T18" style:family="text">
      <style:text-properties fo:language="ru" fo:country="RU" officeooo:rsid="0089ca2c"/>
    </style:style>
    <style:style style:name="T19" style:family="text">
      <style:text-properties fo:language="zxx" fo:country="none" officeooo:rsid="008dd0aa"/>
    </style:style>
    <style:style style:name="T20" style:family="text">
      <style:text-properties fo:language="zxx" fo:country="none"/>
    </style:style>
    <style:style style:name="T21" style:family="text">
      <style:text-properties fo:language="en" fo:country="US" officeooo:rsid="009362f2"/>
    </style:style>
    <style:style style:name="T22" style:family="text">
      <style:text-properties officeooo:rsid="009362f2"/>
    </style:style>
    <style:style style:name="T23" style:family="text">
      <style:text-properties officeooo:rsid="008b90f5"/>
    </style:style>
    <style:style style:name="T24" style:family="text">
      <style:text-properties fo:language="en" fo:country="US"/>
    </style:style>
    <style:style style:name="T25" style:family="text">
      <style:text-properties fo:color="#6272a4" loext:opacity="100%" fo:font-size="12pt"/>
    </style:style>
    <style:style style:name="T26" style:family="text">
      <style:text-properties fo:color="#ff79c6" loext:opacity="100%"/>
    </style:style>
    <style:style style:name="T27" style:family="text">
      <style:text-properties fo:color="#f8f8f2" loext:opacity="100%"/>
    </style:style>
    <style:style style:name="T28" style:family="text">
      <style:text-properties fo:color="#50fa7b" loext:opacity="100%"/>
    </style:style>
    <style:style style:name="T29" style:family="text">
      <style:text-properties fo:color="#bd93f9" loext:opacity="100%"/>
    </style:style>
    <style:style style:name="T30" style:family="text">
      <style:text-properties fo:color="#8be9fd" loext:opacity="100%"/>
    </style:style>
    <style:style style:name="T31" style:family="text">
      <style:text-properties fo:color="#6272a4" loext:opacity="100%"/>
    </style:style>
    <style:style style:name="T32" style:family="text">
      <style:text-properties fo:color="#ff79c6" loext:opacity="100%" fo:font-size="12pt"/>
    </style:style>
    <style:style style:name="T33" style:family="text">
      <style:text-properties fo:color="#f8f8f2" loext:opacity="100%" fo:font-size="12pt"/>
    </style:style>
    <style:style style:name="T34" style:family="text">
      <style:text-properties fo:color="#50fa7b" loext:opacity="100%" fo:font-size="12pt"/>
    </style:style>
    <style:style style:name="T35" style:family="text">
      <style:text-properties fo:color="#8be9fd" loext:opacity="100%" fo:font-size="12pt"/>
    </style:style>
    <style:style style:name="T36" style:family="text">
      <style:text-properties fo:color="#bd93f9" loext:opacity="100%" fo:font-size="12pt"/>
    </style:style>
    <style:style style:name="T37" style:family="text">
      <style:text-properties fo:color="#ffb86c" loext:opacity="100%" fo:font-size="12pt"/>
    </style:style>
    <style:style style:name="T38" style:family="text">
      <style:text-properties fo:font-size="12pt"/>
    </style:style>
    <style:style style:name="T39" style:family="text">
      <style:text-properties fo:color="#bd93f9" loext:opacity="100%" fo:font-size="12pt" officeooo:rsid="0098bb31"/>
    </style:style>
    <style:style style:name="T40" style:family="text">
      <style:text-properties fo:language="en" fo:country="US" officeooo:rsid="008ea9f0"/>
    </style:style>
    <style:style style:name="T41" style:family="text">
      <style:text-properties fo:color="#bd93f9" loext:opacity="100%" fo:font-size="12pt" officeooo:rsid="0097a980"/>
    </style:style>
    <style:style style:name="T42" style:family="text">
      <style:text-properties fo:color="#bd93f9" loext:opacity="100%" fo:font-size="12pt" officeooo:rsid="0097291b"/>
    </style:style>
    <style:style style:name="T43" style:family="text">
      <style:text-properties officeooo:rsid="008ea9f0"/>
    </style:style>
    <style:style style:name="T44" style:family="text">
      <style:text-properties fo:language="en" fo:country="US" officeooo:rsid="00912584"/>
    </style:style>
    <style:style style:name="T45" style:family="text">
      <style:text-properties fo:color="#bd93f9" loext:opacity="100%" officeooo:rsid="0097291b"/>
    </style:style>
    <style:style style:name="T46" style:family="text">
      <style:text-properties fo:language="en" fo:country="US" officeooo:rsid="009e113c"/>
    </style:style>
    <style:style style:name="T47" style:family="text">
      <style:text-properties style:font-name="PT Astra Serif1" fo:font-size="14pt" fo:language="ru" fo:country="RU" fo:font-style="normal" officeooo:rsid="0089ca2c" style:font-name-asian="Tahoma" style:font-size-asian="14pt" style:font-name-complex="Lohit Devanagari1" style:font-size-complex="14pt"/>
    </style:style>
    <style:style style:name="T48" style:family="text">
      <style:text-properties style:font-name="PT Astra Serif1" fo:font-size="14pt" fo:language="ru" fo:country="RU" fo:font-style="normal" officeooo:rsid="00926ef5" style:font-name-asian="Tahoma" style:font-size-asian="14pt" style:font-name-complex="Lohit Devanagari1" style:font-size-complex="14pt"/>
    </style:style>
    <style:style style:name="T49" style:family="text">
      <style:text-properties style:font-name="PT Astra Serif1" fo:font-size="14pt" fo:language="en" fo:country="US" fo:font-style="normal" officeooo:rsid="009e113c" style:font-name-asian="Tahoma" style:font-size-asian="14pt" style:font-name-complex="Lohit Devanagari1" style:font-size-complex="14pt"/>
    </style:style>
    <style:style style:name="T50" style:family="text">
      <style:text-properties style:font-name="PT Astra Serif1" fo:font-size="14pt" fo:language="ru" fo:country="RU" fo:font-style="normal" officeooo:rsid="009e113c" style:font-name-asian="Tahoma" style:font-size-asian="14pt" style:font-name-complex="Lohit Devanagari1" style:font-size-complex="14pt"/>
    </style:style>
    <style:style style:name="T51" style:family="text">
      <style:text-properties style:font-name="PT Astra Serif1" fo:font-size="14pt" fo:language="en" fo:country="US" fo:font-style="normal" officeooo:rsid="00926ef5" style:font-name-asian="Tahoma" style:font-size-asian="14pt" style:font-name-complex="Lohit Devanagari1" style:font-size-complex="14pt"/>
    </style:style>
    <style:style style:name="T52" style:family="text">
      <style:text-properties style:font-name="PT Astra Serif1" fo:font-size="14pt" fo:language="ru" fo:country="RU" fo:font-style="normal" officeooo:rsid="009e2365" style:font-name-asian="Tahoma" style:font-size-asian="14pt" style:font-name-complex="Lohit Devanagari1" style:font-size-complex="14pt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Рис."/>
        <text:sequence-decl text:display-outline-level="0" text:name="Листинг"/>
      </text:sequence-decls>
      <text:p text:style-name="P1">Министерство образования, науки и молодежной политики</text:p>
      <text:p text:style-name="P2">Краснодарского <text:s/>края</text:p>
      <text:p text:style-name="P3">Государственное бюджетное профессиональное образовательное учреждение Краснодарского края «Ейский полипрофильный колледж»</text:p>
      <text:p text:style-name="P4"><text:span text:style-name="Emphasis"><text:span text:style-name="T1"/></text:span></text:p>
      <text:p text:style-name="P5"/>
      <text:p text:style-name="P5"/>
      <text:p text:style-name="P6"/>
      <text:p text:style-name="P7">РАЗРАБОТКА ПРОГРАММНЫХ МОДУЛЕЙ</text:p>
      <text:p text:style-name="P8"/>
      <text:p text:style-name="P8"/>
      <text:p text:style-name="P9">ЛАБОРАТОРНАЯ РАБОТА №<text:span text:style-name="T2">9</text:span></text:p>
      <text:p text:style-name="P10">по теме:</text:p>
      <text:p text:style-name="P11">Программирование приложения содержащего модули создания базы данных, таблиц DB, выполнению запросов к DB по заполнению и выводу содержимого таблиц </text:p>
      <text:p text:style-name="Заголовок_20_2_20_титул"/>
      <text:p text:style-name="P12"><text:span text:style-name="T3">Выполн</text:span><text:span text:style-name="T4">ил:</text:span><text:span text:style-name="T5"> </text:span></text:p>
      <text:p text:style-name="P12"><text:span text:style-name="T6">студент ЕПК,</text:span> <text:span text:style-name="T6">группа</text:span> <text:span text:style-name="T7">И-31</text:span></text:p>
      <text:p text:style-name="P13">Сафронов Данил</text:p>
      <text:p text:style-name="P14"/>
      <text:p text:style-name="P15"><text:span text:style-name="T6">Проверил</text:span>:</text:p>
      <text:p text:style-name="P16"><text:span text:style-name="T6">преподаватель</text:span><text:span text:style-name="T8"> </text:span><text:span text:style-name="T9">дисциплины «Разработка программных модулей»</text:span></text:p>
      <text:p text:style-name="P17">Фомин А. Т.</text:p>
      <text:p text:style-name="P18"/>
      <text:p text:style-name="P18"/>
      <text:p text:style-name="P18"/>
      <text:p text:style-name="P19"><text:span text:style-name="Emphasis"/></text:p>
      <text:p text:style-name="P19"><text:span text:style-name="Emphasis"/></text:p>
      <text:p text:style-name="P19"><text:span text:style-name="Emphasis"/></text:p>
      <text:p text:style-name="P19"><text:span text:style-name="Emphasis"/></text:p>
      <text:p text:style-name="P4">Ейск <text:span text:style-name="Emphasis"><text:span text:style-name="T10">20</text:span></text:span><text:span text:style-name="Emphasis"><text:span text:style-name="T11">2</text:span></text:span><text:span text:style-name="Emphasis"><text:span text:style-name="T12">4</text:span></text:span></text:p>
      <text:h text:style-name="P20" text:outline-level="2"><text:span text:style-name="T13">1 </text:span><text:span text:style-name="T14">Постановка задачи</text:span></text:h>
      <text:p text:style-name="P21">Разработать приложение на C# с модулями для работы с базами данных SQLite, включающее функции заполнения и вывода информации из таблиц. </text:p>
      <text:h text:style-name="P22" text:outline-level="2"><text:span text:style-name="T15">2 </text:span><text:span text:style-name="T7">Порядок выполнения работы</text:span></text:h>
      <text:list text:style-name="L1">
        <text:list-item>
          <text:p text:style-name="P23">Создать модули (отдельные файлы с классами), предназначенные для выполнения отдельных подзадач работы с базой данных SQLite: создание DB, создание таблиц(-ы), создание записей (добавление данных) в таблицы, вывод содержимого таблиц;</text:p>
        </text:list-item>
        <text:list-item>
          <text:p text:style-name="P24"><text:span text:style-name="T16">Предоставить возможность пользователю вводить название </text:span><text:span text:style-name="T2">DB</text:span><text:span text:style-name="T16">, таблиц, полей;</text:span></text:p>
        </text:list-item>
        <text:list-item>
          <text:p text:style-name="P24"><text:span text:style-name="T16">Осуществить в модулях обработку исключительных ситуаций и обеспечить непрерывною работу приложения. </text:span><text:span text:style-name="T17">Выполнить корректное завершение работы приложения</text:span><text:span text:style-name="T16">;</text:span></text:p>
        </text:list-item>
        <text:list-item>
          <text:p text:style-name="P23"><text:span text:style-name="T18">Составить отчет </text:span><text:span text:style-name="T19">по проделанной работе, приложив Листинги программ, описание входных, выходных и промежуточных данных, описание используемых функций </text:span><text:span text:style-name="T20">Microsoft.Data.Sqlite,</text:span><text:span text:style-name="T19"> скриншоты, консольный вывод.</text:span></text:p>
        </text:list-item>
      </text:list>
      <text:h text:style-name="P25" text:outline-level="2"><text:span text:style-name="T21">3</text:span> <text:span text:style-name="T22">Программный код</text:span></text:h>
      <text:p text:style-name="Листинг">Листинг <text:span text:style-name="T23">1</text:span>. <text:span text:style-name="T24">Program.cs</text:span></text:p>
      <text:p text:style-name="P26"><text:span text:style-name="T25"><text:s/>1 <text:s/></text:span><text:span text:style-name="T26">using</text:span><text:span text:style-name="T27"> Microsoft.Data.Sqlite;</text:span></text:p>
      <text:p text:style-name="P26"><text:span text:style-name="T25"><text:s/>2 <text:s/></text:span><text:span text:style-name="T26">using</text:span><text:span text:style-name="T27"> static System.Console;</text:span></text:p>
      <text:p text:style-name="P26"><text:span text:style-name="T25"><text:s/>3 <text:s/></text:span><text:span text:style-name="T26">class</text:span><text:span text:style-name="T27"> </text:span><text:span text:style-name="T28">Program</text:span><text:span text:style-name="T27"> {</text:span></text:p>
      <text:p text:style-name="P26"><text:span text:style-name="T25"><text:s/>4 <text:s/></text:span><text:span text:style-name="T27"><text:s text:c="4"/></text:span><text:span text:style-name="T26">public</text:span><text:span text:style-name="T27"> </text:span><text:span text:style-name="T26">static</text:span><text:span text:style-name="T27"> </text:span><text:span text:style-name="T26">void</text:span><text:span text:style-name="T27"> </text:span><text:span text:style-name="T28">Main</text:span><text:span text:style-name="T27">() {</text:span></text:p>
      <text:p text:style-name="P26"><text:span text:style-name="T25"><text:s/>5 <text:s/></text:span><text:span text:style-name="T27"><text:s text:c="8"/></text:span><text:span text:style-name="T26">try</text:span><text:span text:style-name="T27"> {</text:span></text:p>
      <text:p text:style-name="P26"><text:span text:style-name="T25"><text:s/>6 <text:s/></text:span><text:span text:style-name="T27"><text:s text:c="12"/>Write(</text:span><text:span text:style-name="T29">"Enter the path to the database"</text:span><text:span text:style-name="T27">);</text:span></text:p>
      <text:p text:style-name="P26"><text:span text:style-name="T25"><text:s/>7 <text:s/></text:span><text:span text:style-name="T27"><text:s text:c="12"/></text:span><text:span text:style-name="T30">string</text:span><text:span text:style-name="T27"> path </text:span><text:span text:style-name="T26">=</text:span><text:span text:style-name="T27"> ReadLine()</text:span><text:span text:style-name="T26">!</text:span><text:span text:style-name="T27">;</text:span></text:p>
      <text:p text:style-name="P26"><text:span text:style-name="T25"><text:s/>8 <text:s/></text:span><text:span text:style-name="T27"><text:s text:c="12"/></text:span><text:span text:style-name="T26">using</text:span><text:span text:style-name="T27"> (</text:span><text:span text:style-name="T30">var</text:span><text:span text:style-name="T27"> connect </text:span><text:span text:style-name="T26">=</text:span><text:span text:style-name="T27"> </text:span><text:span text:style-name="T26">new</text:span><text:span text:style-name="T27"> SqliteConnection(</text:span><text:span text:style-name="T29">$"Data Source = {path}"</text:span><text:span text:style-name="T27">)) {</text:span></text:p>
      <text:p text:style-name="P26"><text:span text:style-name="T25"><text:s/>9 <text:s/></text:span><text:span text:style-name="T27"><text:s text:c="16"/>connect.Open();</text:span></text:p>
      <text:p text:style-name="P26"><text:span text:style-name="T25">10 <text:s/></text:span><text:span text:style-name="T27"><text:s text:c="16"/>Menu.MainMenu(connect);</text:span></text:p>
      <text:p text:style-name="P26"><text:span text:style-name="T25">11 <text:s/></text:span><text:span text:style-name="T27"><text:s text:c="12"/>}</text:span></text:p>
      <text:p text:style-name="P26"><text:span text:style-name="T25">12 <text:s/></text:span><text:span text:style-name="T27"><text:s text:c="8"/>} </text:span><text:span text:style-name="T26">catch</text:span><text:span text:style-name="T27"> (Exception ex) {</text:span></text:p>
      <text:p text:style-name="P26"><text:span text:style-name="T25">13 <text:s/></text:span><text:span text:style-name="T27"><text:s text:c="12"/>WriteLine(</text:span><text:span text:style-name="T29">$"Error!: {ex.Message}"</text:span><text:span text:style-name="T27">);</text:span></text:p>
      <text:p text:style-name="P26"><text:span text:style-name="T25">14 <text:s/></text:span><text:span text:style-name="T27"><text:s text:c="8"/>}</text:span></text:p>
      <text:p text:style-name="P26"><text:soft-page-break/><text:span text:style-name="T25">15 <text:s/></text:span><text:span text:style-name="T27"><text:s text:c="4"/>}</text:span></text:p>
      <text:p text:style-name="P27"><text:span text:style-name="T25">16 <text:s/></text:span>}</text:p>
      <text:p text:style-name="P28">Листинг <text:span text:style-name="T23">2</text:span>. <text:span text:style-name="T21">Menu</text:span><text:span text:style-name="T24">.cs</text:span></text:p>
      <text:p text:style-name="P29"><text:span text:style-name="T31"><text:s/>1 <text:s/></text:span><text:span text:style-name="T26">using</text:span><text:span text:style-name="T27"> Microsoft.Data.Sqlite;</text:span></text:p>
      <text:p text:style-name="P26"><text:span text:style-name="T25"><text:s/>2 <text:s/></text:span><text:span text:style-name="T32">using</text:span><text:span text:style-name="T33"> static System.Console;</text:span></text:p>
      <text:p text:style-name="P30"><text:s/>3 <text:s/></text:p>
      <text:p text:style-name="P26"><text:span text:style-name="T25"><text:s/>4 <text:s/></text:span><text:span text:style-name="T32">class</text:span><text:span text:style-name="T33"> </text:span><text:span text:style-name="T34">Menu</text:span><text:span text:style-name="T33"> {</text:span></text:p>
      <text:p text:style-name="P26"><text:span text:style-name="T25"><text:s/>5 <text:s/></text:span><text:span text:style-name="T33"><text:s text:c="4"/></text:span><text:span text:style-name="T32">public</text:span><text:span text:style-name="T33"> </text:span><text:span text:style-name="T32">static</text:span><text:span text:style-name="T33"> </text:span><text:span text:style-name="T32">void</text:span><text:span text:style-name="T33"> </text:span><text:span text:style-name="T34">MainMenu</text:span><text:span text:style-name="T33">(SqliteConnection con) {</text:span></text:p>
      <text:p text:style-name="P26"><text:span text:style-name="T25"><text:s/>6 <text:s/></text:span><text:span text:style-name="T33"><text:s text:c="8"/></text:span><text:span text:style-name="T35">bool</text:span><text:span text:style-name="T33"> CheckingInput </text:span><text:span text:style-name="T32">=</text:span><text:span text:style-name="T33"> </text:span><text:span text:style-name="T32">true</text:span><text:span text:style-name="T33">;</text:span></text:p>
      <text:p text:style-name="P26"><text:span text:style-name="T25"><text:s/>7 <text:s/></text:span><text:span text:style-name="T33"><text:s text:c="8"/></text:span><text:span text:style-name="T32">while</text:span><text:span text:style-name="T33"> (CheckingInput) {</text:span></text:p>
      <text:p text:style-name="P26"><text:span text:style-name="T25"><text:s/>8 <text:s/></text:span><text:span text:style-name="T33"><text:s text:c="12"/></text:span><text:span text:style-name="T32">try</text:span><text:span text:style-name="T33"> {</text:span></text:p>
      <text:p text:style-name="P26"><text:span text:style-name="T25"><text:s/>9 <text:s/></text:span><text:span text:style-name="T33"><text:s text:c="16"/>WriteLine(</text:span><text:span text:style-name="T36">"1. Create new table"</text:span><text:span text:style-name="T33">);</text:span></text:p>
      <text:p text:style-name="P26"><text:span text:style-name="T25">10 <text:s/></text:span><text:span text:style-name="T33"><text:s text:c="16"/>WriteLine(</text:span><text:span text:style-name="T36">"2. Show all tables"</text:span><text:span text:style-name="T33">);</text:span></text:p>
      <text:p text:style-name="P26"><text:span text:style-name="T25">11 <text:s/></text:span><text:span text:style-name="T33"><text:s text:c="16"/>WriteLine(</text:span><text:span text:style-name="T36">"3. Exit"</text:span><text:span text:style-name="T33">);</text:span></text:p>
      <text:p text:style-name="P26"><text:span text:style-name="T25">12 <text:s/></text:span><text:span text:style-name="T33"><text:s text:c="16"/>Write(</text:span><text:span text:style-name="T36">"-&gt; "</text:span><text:span text:style-name="T33">);</text:span></text:p>
      <text:p text:style-name="P26"><text:span text:style-name="T25">13 <text:s/></text:span><text:span text:style-name="T33"><text:s text:c="16"/></text:span><text:span text:style-name="T35">int</text:span><text:span text:style-name="T33"> choose </text:span><text:span text:style-name="T32">=</text:span><text:span text:style-name="T33"> Convert.ToInt32(ReadLine());</text:span></text:p>
      <text:p text:style-name="P26"><text:span text:style-name="T25">14 <text:s/></text:span><text:span text:style-name="T33"><text:s text:c="16"/></text:span><text:span text:style-name="T32">switch</text:span><text:span text:style-name="T33"> (choose) {</text:span></text:p>
      <text:p text:style-name="P26"><text:span text:style-name="T25">15 <text:s/></text:span><text:span text:style-name="T33"><text:s text:c="20"/></text:span><text:span text:style-name="T32">case</text:span><text:span text:style-name="T33"> </text:span><text:span text:style-name="T37">1</text:span><text:span text:style-name="T33">:</text:span></text:p>
      <text:p text:style-name="P26"><text:span text:style-name="T25">16 <text:s/></text:span><text:span text:style-name="T33"><text:s text:c="24"/>CreationMenu(con);</text:span></text:p>
      <text:p text:style-name="P26"><text:span text:style-name="T25">17 <text:s/></text:span><text:span text:style-name="T33"><text:s text:c="20"/></text:span><text:span text:style-name="T32">break</text:span><text:span text:style-name="T33">;</text:span></text:p>
      <text:p text:style-name="P26"><text:span text:style-name="T25">18 <text:s/></text:span><text:span text:style-name="T33"><text:s text:c="20"/></text:span><text:span text:style-name="T32">case</text:span><text:span text:style-name="T33"> </text:span><text:span text:style-name="T37">2</text:span><text:span text:style-name="T33">:</text:span></text:p>
      <text:p text:style-name="P26"><text:span text:style-name="T25">19 <text:s/></text:span><text:span text:style-name="T33"><text:s text:c="24"/>ShowTablesMenu(con);</text:span></text:p>
      <text:p text:style-name="P26"><text:span text:style-name="T25">20 <text:s/></text:span><text:span text:style-name="T33"><text:s text:c="20"/></text:span><text:span text:style-name="T32">break</text:span><text:span text:style-name="T33">;</text:span></text:p>
      <text:p text:style-name="P26"><text:span text:style-name="T25">21 <text:s/></text:span><text:span text:style-name="T33"><text:s text:c="20"/></text:span><text:span text:style-name="T32">case</text:span><text:span text:style-name="T33"> </text:span><text:span text:style-name="T37">3</text:span><text:span text:style-name="T33">:</text:span></text:p>
      <text:p text:style-name="P26"><text:span text:style-name="T25">22 <text:s/></text:span><text:span text:style-name="T33"><text:s text:c="24"/>CheckingInput </text:span><text:span text:style-name="T32">=</text:span><text:span text:style-name="T33"> </text:span><text:span text:style-name="T32">false</text:span><text:span text:style-name="T33">;</text:span></text:p>
      <text:p text:style-name="P26"><text:span text:style-name="T25">23 <text:s/></text:span><text:span text:style-name="T33"><text:s text:c="20"/></text:span><text:span text:style-name="T32">break</text:span><text:span text:style-name="T33">;</text:span></text:p>
      <text:p text:style-name="P26"><text:span text:style-name="T25">24 <text:s/></text:span><text:span text:style-name="T33"><text:s text:c="20"/></text:span><text:span text:style-name="T32">default</text:span><text:span text:style-name="T33">:</text:span></text:p>
      <text:p text:style-name="P26"><text:span text:style-name="T25">25 <text:s/></text:span><text:span text:style-name="T33"><text:s text:c="24"/>WriteLine(</text:span><text:span text:style-name="T36">"Wrong choise!"</text:span><text:span text:style-name="T33">);</text:span></text:p>
      <text:p text:style-name="P26"><text:span text:style-name="T25">26 <text:s/></text:span><text:span text:style-name="T33"><text:s text:c="20"/></text:span><text:span text:style-name="T32">break</text:span><text:span text:style-name="T33">;</text:span></text:p>
      <text:p text:style-name="P26"><text:span text:style-name="T25">27 <text:s/></text:span><text:span text:style-name="T33"><text:s text:c="16"/>}</text:span></text:p>
      <text:p text:style-name="P26"><text:span text:style-name="T25">28 <text:s/></text:span><text:span text:style-name="T33"><text:s text:c="12"/>} </text:span><text:span text:style-name="T32">catch</text:span><text:span text:style-name="T33"> (FormatException) {</text:span></text:p>
      <text:p text:style-name="P26"><text:span text:style-name="T25">29 <text:s/></text:span><text:span text:style-name="T33"><text:s text:c="16"/>WriteLine(</text:span><text:span text:style-name="T36">"\nError! Wrong type"</text:span><text:span text:style-name="T33">);</text:span></text:p>
      <text:p text:style-name="P26"><text:span text:style-name="T25">30 <text:s/></text:span><text:span text:style-name="T33"><text:s text:c="12"/>} </text:span><text:span text:style-name="T32">catch</text:span><text:span text:style-name="T33"> (Exception ex) {</text:span></text:p>
      <text:p text:style-name="P26"><text:span text:style-name="T25">31 <text:s/></text:span><text:span text:style-name="T33"><text:s text:c="16"/>WriteLine(</text:span><text:span text:style-name="T36">$"\nError! {ex.Message}"</text:span><text:span text:style-name="T33">);</text:span></text:p>
      <text:p text:style-name="P26"><text:span text:style-name="T25">32 <text:s/></text:span><text:span text:style-name="T33"><text:s text:c="12"/>}</text:span></text:p>
      <text:p text:style-name="P26"><text:span text:style-name="T25">33 <text:s/></text:span><text:span text:style-name="T33"><text:s text:c="8"/>}</text:span></text:p>
      <text:p text:style-name="P26"><text:span text:style-name="T25">34 <text:s/></text:span><text:span text:style-name="T33"><text:s text:c="4"/>}</text:span></text:p>
      <text:p text:style-name="P26"><text:soft-page-break/><text:span text:style-name="T25">35 <text:s/></text:span><text:span text:style-name="T33"><text:s text:c="4"/></text:span><text:span text:style-name="T32">static</text:span><text:span text:style-name="T33"> </text:span><text:span text:style-name="T32">void</text:span><text:span text:style-name="T33"> </text:span><text:span text:style-name="T34">CreationMenu</text:span><text:span text:style-name="T33">(SqliteConnection con) {</text:span></text:p>
      <text:p text:style-name="P26"><text:span text:style-name="T25">36 <text:s/></text:span><text:span text:style-name="T33"><text:s text:c="8"/>Write(</text:span><text:span text:style-name="T36">"\nEnter the name of the new table: "</text:span><text:span text:style-name="T33">);</text:span></text:p>
      <text:p text:style-name="P26"><text:span text:style-name="T25">37 <text:s/></text:span><text:span text:style-name="T33"><text:s text:c="8"/></text:span><text:span text:style-name="T35">string</text:span><text:span text:style-name="T33"> tableName </text:span><text:span text:style-name="T32">=</text:span><text:span text:style-name="T33"> ReadLine()</text:span><text:span text:style-name="T32">!</text:span><text:span text:style-name="T33">;</text:span></text:p>
      <text:p text:style-name="P30">38 <text:s/></text:p>
      <text:p text:style-name="P26"><text:span text:style-name="T25">39 <text:s/></text:span><text:span text:style-name="T33"><text:s text:c="8"/>CreateTable.Create(con, tableName);</text:span></text:p>
      <text:p text:style-name="P30">40 <text:s/></text:p>
      <text:p text:style-name="P26"><text:span text:style-name="T25">41 <text:s/></text:span><text:span text:style-name="T33"><text:s text:c="8"/></text:span><text:span text:style-name="T35">bool</text:span><text:span text:style-name="T33"> CheckingInput </text:span><text:span text:style-name="T32">=</text:span><text:span text:style-name="T33"> </text:span><text:span text:style-name="T32">true</text:span><text:span text:style-name="T33">;</text:span></text:p>
      <text:p text:style-name="P26"><text:span text:style-name="T25">42 <text:s/></text:span><text:span text:style-name="T33"><text:s text:c="8"/></text:span><text:span text:style-name="T32">while</text:span><text:span text:style-name="T33"> (CheckingInput) {</text:span></text:p>
      <text:p text:style-name="P26"><text:span text:style-name="T25">43 <text:s/></text:span><text:span text:style-name="T33"><text:s text:c="12"/>WriteLine(</text:span><text:span text:style-name="T36">"1. Add data"</text:span><text:span text:style-name="T33">);</text:span></text:p>
      <text:p text:style-name="P26"><text:span text:style-name="T25">44 <text:s/></text:span><text:span text:style-name="T33"><text:s text:c="12"/>WriteLine(</text:span><text:span text:style-name="T36">"2. Show data"</text:span><text:span text:style-name="T33">);</text:span></text:p>
      <text:p text:style-name="P26"><text:span text:style-name="T25">45 <text:s/></text:span><text:span text:style-name="T33"><text:s text:c="12"/>WriteLine(</text:span><text:span text:style-name="T36">"3. Return"</text:span><text:span text:style-name="T33">);</text:span></text:p>
      <text:p text:style-name="P27"><text:span text:style-name="T25">46 <text:s/></text:span><text:span text:style-name="T38"><text:s text:c="12"/></text:span></text:p>
      <text:p text:style-name="P26"><text:span text:style-name="T25">47 <text:s/></text:span><text:span text:style-name="T33"><text:s text:c="12"/>Write(</text:span><text:span text:style-name="T36">"-&gt; "</text:span><text:span text:style-name="T33">);</text:span></text:p>
      <text:p text:style-name="P26"><text:span text:style-name="T25">48 <text:s/></text:span><text:span text:style-name="T33"><text:s text:c="12"/></text:span><text:span text:style-name="T35">int</text:span><text:span text:style-name="T33"> choose </text:span><text:span text:style-name="T32">=</text:span><text:span text:style-name="T33"> Convert.ToInt32(ReadLine());</text:span></text:p>
      <text:p text:style-name="P30">49 <text:s/></text:p>
      <text:p text:style-name="P26"><text:span text:style-name="T25">50 <text:s/></text:span><text:span text:style-name="T33"><text:s text:c="12"/></text:span><text:span text:style-name="T32">switch</text:span><text:span text:style-name="T33"> (choose) {</text:span></text:p>
      <text:p text:style-name="P26"><text:span text:style-name="T25">51 <text:s/></text:span><text:span text:style-name="T33"><text:s text:c="16"/></text:span><text:span text:style-name="T32">case</text:span><text:span text:style-name="T33"> </text:span><text:span text:style-name="T37">1</text:span><text:span text:style-name="T33">:</text:span></text:p>
      <text:p text:style-name="P26"><text:span text:style-name="T25">52 <text:s/></text:span><text:span text:style-name="T33"><text:s text:c="20"/>InputInfo.Input(con, tableName);</text:span></text:p>
      <text:p text:style-name="P26"><text:span text:style-name="T25">53 <text:s/></text:span><text:span text:style-name="T33"><text:s text:c="16"/></text:span><text:span text:style-name="T32">break</text:span><text:span text:style-name="T33">;</text:span></text:p>
      <text:p text:style-name="P26"><text:span text:style-name="T25">54 <text:s/></text:span><text:span text:style-name="T33"><text:s text:c="16"/></text:span><text:span text:style-name="T32">case</text:span><text:span text:style-name="T33"> </text:span><text:span text:style-name="T37">2</text:span><text:span text:style-name="T33">:</text:span></text:p>
      <text:p text:style-name="P26"><text:span text:style-name="T25">55 <text:s/></text:span><text:span text:style-name="T33"><text:s text:c="20"/>OutputInfo.Output(con, tableName);</text:span></text:p>
      <text:p text:style-name="P26"><text:span text:style-name="T25">56 <text:s/></text:span><text:span text:style-name="T33"><text:s text:c="16"/></text:span><text:span text:style-name="T32">break</text:span><text:span text:style-name="T33">;</text:span></text:p>
      <text:p text:style-name="P26"><text:span text:style-name="T25">57 <text:s/></text:span><text:span text:style-name="T33"><text:s text:c="16"/></text:span><text:span text:style-name="T32">case</text:span><text:span text:style-name="T33"> </text:span><text:span text:style-name="T37">3</text:span><text:span text:style-name="T33">:</text:span></text:p>
      <text:p text:style-name="P26"><text:span text:style-name="T25">58 <text:s/></text:span><text:span text:style-name="T33"><text:s text:c="20"/>CheckingInput </text:span><text:span text:style-name="T32">=</text:span><text:span text:style-name="T33"> </text:span><text:span text:style-name="T32">false</text:span><text:span text:style-name="T33">;</text:span></text:p>
      <text:p text:style-name="P26"><text:span text:style-name="T25">59 <text:s/></text:span><text:span text:style-name="T33"><text:s text:c="16"/></text:span><text:span text:style-name="T32">break</text:span><text:span text:style-name="T33">;</text:span></text:p>
      <text:p text:style-name="P26"><text:span text:style-name="T25">60 <text:s/></text:span><text:span text:style-name="T33"><text:s text:c="16"/></text:span><text:span text:style-name="T32">default</text:span><text:span text:style-name="T33">: WriteLine(</text:span><text:span text:style-name="T36">"Wrong choise!"</text:span><text:span text:style-name="T33">);</text:span></text:p>
      <text:p text:style-name="P26"><text:span text:style-name="T25">61 <text:s/></text:span><text:span text:style-name="T33"><text:s text:c="16"/></text:span><text:span text:style-name="T32">break</text:span><text:span text:style-name="T33">;</text:span></text:p>
      <text:p text:style-name="P26"><text:span text:style-name="T25">62 <text:s/></text:span><text:span text:style-name="T33"><text:s text:c="12"/>}</text:span></text:p>
      <text:p text:style-name="P26"><text:span text:style-name="T25">63 <text:s/></text:span><text:span text:style-name="T33"><text:s text:c="8"/>}</text:span></text:p>
      <text:p text:style-name="P26"><text:span text:style-name="T25">64 <text:s/></text:span><text:span text:style-name="T33"><text:s text:c="4"/>}</text:span></text:p>
      <text:p text:style-name="P26"><text:span text:style-name="T25">65 <text:s/></text:span><text:span text:style-name="T33"><text:s text:c="4"/></text:span><text:span text:style-name="T32">static</text:span><text:span text:style-name="T33"> </text:span><text:span text:style-name="T32">void</text:span><text:span text:style-name="T33"> </text:span><text:span text:style-name="T34">ShowTablesMenu</text:span><text:span text:style-name="T33">(SqliteConnection con) {</text:span></text:p>
      <text:p text:style-name="P26"><text:span text:style-name="T25">66 <text:s/></text:span><text:span text:style-name="T33"><text:s text:c="8"/>AllTablesDB.Tables(con);</text:span></text:p>
      <text:p text:style-name="P27"><text:span text:style-name="T25">67 <text:s/></text:span><text:span text:style-name="T38"><text:s text:c="8"/></text:span></text:p>
      <text:p text:style-name="P26"><text:span text:style-name="T25">68 <text:s/></text:span><text:span text:style-name="T33"><text:s text:c="8"/></text:span><text:span text:style-name="T35">bool</text:span><text:span text:style-name="T33"> CheckingInput </text:span><text:span text:style-name="T32">=</text:span><text:span text:style-name="T33"> </text:span><text:span text:style-name="T32">true</text:span><text:span text:style-name="T33">;</text:span></text:p>
      <text:p text:style-name="P26"><text:span text:style-name="T25">69 <text:s/></text:span><text:span text:style-name="T33"><text:s text:c="8"/></text:span><text:span text:style-name="T32">while</text:span><text:span text:style-name="T33"> (CheckingInput) {</text:span></text:p>
      <text:p text:style-name="P26"><text:span text:style-name="T25">70 <text:s/></text:span><text:span text:style-name="T33"><text:s text:c="12"/>WriteLine(</text:span><text:span text:style-name="T36">"1. Insert data"</text:span><text:span text:style-name="T33">);</text:span></text:p>
      <text:p text:style-name="P26"><text:span text:style-name="T25">71 <text:s/></text:span><text:span text:style-name="T33"><text:s text:c="12"/>WriteLine(</text:span><text:span text:style-name="T36">"2. Show data"</text:span><text:span text:style-name="T33">);</text:span></text:p>
      <text:p text:style-name="P26"><text:span text:style-name="T25">72 <text:s/></text:span><text:span text:style-name="T33"><text:s text:c="12"/>WriteLine(</text:span><text:span text:style-name="T36">"3. Return"</text:span><text:span text:style-name="T33">);</text:span></text:p>
      <text:p text:style-name="P27"><text:soft-page-break/><text:span text:style-name="T25">73 <text:s/></text:span><text:span text:style-name="T38"><text:s text:c="8"/></text:span></text:p>
      <text:p text:style-name="P26"><text:span text:style-name="T25">74 <text:s/></text:span><text:span text:style-name="T33"><text:s text:c="12"/>Write(</text:span><text:span text:style-name="T36">"-&gt; "</text:span><text:span text:style-name="T33">);</text:span></text:p>
      <text:p text:style-name="P26"><text:span text:style-name="T25">75 <text:s/></text:span><text:span text:style-name="T33"><text:s text:c="12"/></text:span><text:span text:style-name="T35">int</text:span><text:span text:style-name="T33"> choose </text:span><text:span text:style-name="T32">=</text:span><text:span text:style-name="T33"> Convert.ToInt32(ReadLine());</text:span></text:p>
      <text:p text:style-name="P30">76 <text:s/></text:p>
      <text:p text:style-name="P26"><text:span text:style-name="T25">77 <text:s/></text:span><text:span text:style-name="T33"><text:s text:c="12"/></text:span><text:span text:style-name="T32">switch</text:span><text:span text:style-name="T33"> (choose) {</text:span></text:p>
      <text:p text:style-name="P26"><text:span text:style-name="T25">78 <text:s/></text:span><text:span text:style-name="T33"><text:s text:c="16"/></text:span><text:span text:style-name="T32">case</text:span><text:span text:style-name="T33"> </text:span><text:span text:style-name="T37">1</text:span><text:span text:style-name="T33">:</text:span></text:p>
      <text:p text:style-name="P26"><text:span text:style-name="T25">79 <text:s/></text:span><text:span text:style-name="T33"><text:s text:c="20"/>Write(</text:span><text:span text:style-name="T36">"Enter the name of the table: "</text:span><text:span text:style-name="T33">);</text:span></text:p>
      <text:p text:style-name="P26"><text:span text:style-name="T25">80 <text:s/></text:span><text:span text:style-name="T33"><text:s text:c="20"/></text:span><text:span text:style-name="T35">string</text:span><text:span text:style-name="T33"> tableName </text:span><text:span text:style-name="T32">=</text:span><text:span text:style-name="T33"> ReadLine()</text:span><text:span text:style-name="T32">!</text:span><text:span text:style-name="T33">;</text:span></text:p>
      <text:p text:style-name="P26"><text:span text:style-name="T25">81 <text:s/></text:span><text:span text:style-name="T33"><text:s text:c="20"/>InputInfo.Input(con, tableName);</text:span></text:p>
      <text:p text:style-name="P26"><text:span text:style-name="T25">82 <text:s/></text:span><text:span text:style-name="T33"><text:s text:c="16"/></text:span><text:span text:style-name="T32">break</text:span><text:span text:style-name="T33">;</text:span></text:p>
      <text:p text:style-name="P26"><text:span text:style-name="T25">83 <text:s/></text:span><text:span text:style-name="T33"><text:s text:c="16"/></text:span><text:span text:style-name="T32">case</text:span><text:span text:style-name="T33"> </text:span><text:span text:style-name="T37">2</text:span><text:span text:style-name="T33">:</text:span></text:p>
      <text:p text:style-name="P26"><text:span text:style-name="T25">84 <text:s/></text:span><text:span text:style-name="T33"><text:s text:c="20"/>Write(</text:span><text:span text:style-name="T36">"Enter the name of the table: "</text:span><text:span text:style-name="T33">);</text:span></text:p>
      <text:p text:style-name="P26"><text:span text:style-name="T25">85 <text:s/></text:span><text:span text:style-name="T33"><text:s text:c="20"/>tableName </text:span><text:span text:style-name="T32">=</text:span><text:span text:style-name="T33"> ReadLine()</text:span><text:span text:style-name="T32">!</text:span><text:span text:style-name="T33">;</text:span></text:p>
      <text:p text:style-name="P26"><text:span text:style-name="T25">86 <text:s/></text:span><text:span text:style-name="T33"><text:s text:c="20"/>OutputInfo.Output(con, tableName);</text:span></text:p>
      <text:p text:style-name="P26"><text:span text:style-name="T25">87 <text:s/></text:span><text:span text:style-name="T33"><text:s text:c="16"/></text:span><text:span text:style-name="T32">break</text:span><text:span text:style-name="T33">;</text:span></text:p>
      <text:p text:style-name="P26"><text:span text:style-name="T25">88 <text:s/></text:span><text:span text:style-name="T33"><text:s text:c="16"/></text:span><text:span text:style-name="T32">case</text:span><text:span text:style-name="T33"> </text:span><text:span text:style-name="T37">3</text:span><text:span text:style-name="T33">:</text:span></text:p>
      <text:p text:style-name="P26"><text:span text:style-name="T25">89 <text:s/></text:span><text:span text:style-name="T33"><text:s text:c="20"/>CheckingInput </text:span><text:span text:style-name="T32">=</text:span><text:span text:style-name="T33"> </text:span><text:span text:style-name="T32">false</text:span><text:span text:style-name="T33">;</text:span></text:p>
      <text:p text:style-name="P26"><text:span text:style-name="T25">90 <text:s/></text:span><text:span text:style-name="T33"><text:s text:c="16"/></text:span><text:span text:style-name="T32">break</text:span><text:span text:style-name="T33">;</text:span></text:p>
      <text:p text:style-name="P26"><text:span text:style-name="T25">91 <text:s/></text:span><text:span text:style-name="T33"><text:s text:c="16"/></text:span><text:span text:style-name="T32">default</text:span><text:span text:style-name="T33">: WriteLine(</text:span><text:span text:style-name="T36">"</text:span><text:span text:style-name="T39">Wrong choise</text:span><text:span text:style-name="T36">!"</text:span><text:span text:style-name="T33">);</text:span></text:p>
      <text:p text:style-name="P26"><text:span text:style-name="T25">92 <text:s/></text:span><text:span text:style-name="T33"><text:s text:c="16"/></text:span><text:span text:style-name="T32">break</text:span><text:span text:style-name="T33">;</text:span></text:p>
      <text:p text:style-name="P26"><text:span text:style-name="T25">93 <text:s/></text:span><text:span text:style-name="T33"><text:s text:c="12"/>}</text:span></text:p>
      <text:p text:style-name="P26"><text:span text:style-name="T25">94 <text:s/></text:span><text:span text:style-name="T33"><text:s text:c="8"/>}</text:span></text:p>
      <text:p text:style-name="P26"><text:span text:style-name="T25">95 <text:s/></text:span><text:span text:style-name="T33"><text:s text:c="4"/>}</text:span></text:p>
      <text:p text:style-name="P27"><text:span text:style-name="T25">96 <text:s/></text:span><text:span text:style-name="T38">}</text:span></text:p>
      <text:p text:style-name="P28">Листинг <text:span text:style-name="T40">3</text:span>. <text:span text:style-name="T2">CreateTable</text:span><text:span text:style-name="T24">.cs</text:span></text:p>
      <text:p text:style-name="P31"><text:span text:style-name="T31"><text:s/>1 <text:s/></text:span><text:span text:style-name="T26">using</text:span><text:span text:style-name="T27"> Microsoft.Data.Sqlite;</text:span></text:p>
      <text:p text:style-name="P32"><text:span text:style-name="T25"><text:s/>2 <text:s/></text:span><text:span text:style-name="T32">using</text:span><text:span text:style-name="T33"> static System.Console;</text:span></text:p>
      <text:p text:style-name="P33"><text:s/>3 <text:s/></text:p>
      <text:p text:style-name="P32"><text:span text:style-name="T25"><text:s/>4 <text:s/></text:span><text:span text:style-name="T32">class</text:span><text:span text:style-name="T33"> </text:span><text:span text:style-name="T34">CreateTable</text:span><text:span text:style-name="T33"> {</text:span></text:p>
      <text:p text:style-name="P32"><text:span text:style-name="T25"><text:s/>5 <text:s/></text:span><text:span text:style-name="T33"><text:s text:c="4"/></text:span><text:span text:style-name="T32">public</text:span><text:span text:style-name="T33"> </text:span><text:span text:style-name="T32">static</text:span><text:span text:style-name="T33"> </text:span><text:span text:style-name="T32">void</text:span><text:span text:style-name="T33"> </text:span><text:span text:style-name="T34">Create</text:span><text:span text:style-name="T33">(SqliteConnection con, </text:span><text:span text:style-name="T35">string</text:span><text:span text:style-name="T33"> tableName) {</text:span></text:p>
      <text:p text:style-name="P32"><text:span text:style-name="T25"><text:s/>6 <text:s/></text:span><text:span text:style-name="T33"><text:s text:c="8"/></text:span><text:span text:style-name="T32">if</text:span><text:span text:style-name="T33"> (</text:span><text:span text:style-name="T32">!</text:span><text:span text:style-name="T33">ExistTable(con, tableName)) {</text:span></text:p>
      <text:p text:style-name="P32"><text:span text:style-name="T25"><text:s/>7 <text:s/></text:span><text:span text:style-name="T33"><text:s text:c="12"/>WriteLine(</text:span><text:span text:style-name="T36">"\nEnter the description for the columns (example: id INTEGER NOT NULL PRIMARY KEY, name STRING):"</text:span><text:span text:style-name="T33">);</text:span></text:p>
      <text:p text:style-name="P32"><text:span text:style-name="T25"><text:s/>8 <text:s/></text:span><text:span text:style-name="T33"><text:s text:c="12"/></text:span><text:span text:style-name="T35">string</text:span><text:span text:style-name="T33"> tableColumns </text:span><text:span text:style-name="T32">=</text:span><text:span text:style-name="T33"> ReadLine()</text:span><text:span text:style-name="T32">!</text:span><text:span text:style-name="T33">;</text:span></text:p>
      <text:p text:style-name="P32"><text:span text:style-name="T25"><text:s/>9 <text:s/></text:span><text:span text:style-name="T33"><text:s text:c="12"/></text:span><text:span text:style-name="T35">string</text:span><text:span text:style-name="T33"> sql </text:span><text:span text:style-name="T32">=</text:span><text:span text:style-name="T33"> </text:span><text:span text:style-name="T36">$"CREATE TABLE IF NOT EXISTS {tableName} ({tableColumns})"</text:span><text:span text:style-name="T33">;</text:span></text:p>
      <text:p text:style-name="P33"><text:soft-page-break/>10 <text:s/></text:p>
      <text:p text:style-name="P32"><text:span text:style-name="T25">11 <text:s/></text:span><text:span text:style-name="T33"><text:s text:c="12"/></text:span><text:span text:style-name="T32">using</text:span><text:span text:style-name="T33"> (SqliteCommand command </text:span><text:span text:style-name="T32">=</text:span><text:span text:style-name="T33"> </text:span><text:span text:style-name="T32">new</text:span><text:span text:style-name="T33">(sql, con)) {</text:span></text:p>
      <text:p text:style-name="P32"><text:span text:style-name="T25">12 <text:s/></text:span><text:span text:style-name="T33"><text:s text:c="16"/>command.ExecuteNonQuery();</text:span></text:p>
      <text:p text:style-name="P32"><text:span text:style-name="T25">13 <text:s/></text:span><text:span text:style-name="T33"><text:s text:c="16"/>WriteLine();</text:span></text:p>
      <text:p text:style-name="P32"><text:span text:style-name="T25">14 <text:s/></text:span><text:span text:style-name="T33"><text:s text:c="16"/>WriteLine($</text:span><text:span text:style-name="T36">@"</text:span><text:span text:style-name="T41">Table</text:span><text:span text:style-name="T36"> ""{tableName}"" </text:span><text:span text:style-name="T41">created</text:span><text:span text:style-name="T36">."</text:span><text:span text:style-name="T33">);</text:span></text:p>
      <text:p text:style-name="P32"><text:span text:style-name="T25">15 <text:s/></text:span><text:span text:style-name="T33"><text:s text:c="12"/>}</text:span></text:p>
      <text:p text:style-name="P32"><text:span text:style-name="T25">16 <text:s/></text:span><text:span text:style-name="T33"><text:s text:c="8"/>} </text:span><text:span text:style-name="T32">else</text:span><text:span text:style-name="T33"> {</text:span></text:p>
      <text:p text:style-name="P32"><text:span text:style-name="T25">17 <text:s/></text:span><text:span text:style-name="T33"><text:s text:c="12"/>WriteLine(</text:span><text:span text:style-name="T36">"\n</text:span><text:span text:style-name="T41">Error</text:span><text:span text:style-name="T36">!\n</text:span><text:span text:style-name="T41">Table exists</text:span><text:span text:style-name="T36">!"</text:span><text:span text:style-name="T33">);</text:span></text:p>
      <text:p text:style-name="P32"><text:span text:style-name="T25">18 <text:s/></text:span><text:span text:style-name="T33"><text:s text:c="12"/>Menu.MainMenu(con);</text:span></text:p>
      <text:p text:style-name="P32"><text:span text:style-name="T25">19 <text:s/></text:span><text:span text:style-name="T33"><text:s text:c="8"/>}</text:span></text:p>
      <text:p text:style-name="P32"><text:span text:style-name="T25">20 <text:s/></text:span><text:span text:style-name="T33"><text:s text:c="4"/>}</text:span></text:p>
      <text:p text:style-name="P32"><text:span text:style-name="T25">21 <text:s/></text:span><text:span text:style-name="T33"><text:s text:c="4"/></text:span><text:span text:style-name="T32">static</text:span><text:span text:style-name="T33"> </text:span><text:span text:style-name="T35">bool</text:span><text:span text:style-name="T33"> </text:span><text:span text:style-name="T34">ExistTable</text:span><text:span text:style-name="T33">(SqliteConnection con, </text:span><text:span text:style-name="T35">string</text:span><text:span text:style-name="T33"> tableName) {</text:span></text:p>
      <text:p text:style-name="P32"><text:span text:style-name="T25">22 <text:s/></text:span><text:span text:style-name="T33"><text:s text:c="8"/></text:span><text:span text:style-name="T32">using</text:span><text:span text:style-name="T33"> (</text:span><text:span text:style-name="T35">var</text:span><text:span text:style-name="T33"> command </text:span><text:span text:style-name="T32">=</text:span><text:span text:style-name="T33"> </text:span><text:span text:style-name="T32">new</text:span><text:span text:style-name="T33"> SqliteCommand(</text:span><text:span text:style-name="T36">$"PRAGMA table_info({tableName});"</text:span><text:span text:style-name="T33">, con))</text:span></text:p>
      <text:p text:style-name="P32"><text:span text:style-name="T25">23 <text:s/></text:span><text:span text:style-name="T33"><text:s text:c="8"/></text:span><text:span text:style-name="T32">using</text:span><text:span text:style-name="T33"> (</text:span><text:span text:style-name="T35">var</text:span><text:span text:style-name="T33"> reader </text:span><text:span text:style-name="T32">=</text:span><text:span text:style-name="T33"> command.ExecuteReader()) {</text:span></text:p>
      <text:p text:style-name="P32"><text:span text:style-name="T25">24 <text:s/></text:span><text:span text:style-name="T33"><text:s text:c="12"/></text:span><text:span text:style-name="T32">if</text:span><text:span text:style-name="T33"> (reader.HasRows) </text:span><text:span text:style-name="T32">return</text:span><text:span text:style-name="T33"> </text:span><text:span text:style-name="T32">true</text:span><text:span text:style-name="T33">;</text:span></text:p>
      <text:p text:style-name="P32"><text:span text:style-name="T25">25 <text:s/></text:span><text:span text:style-name="T33"><text:s text:c="12"/></text:span><text:span text:style-name="T32">else</text:span><text:span text:style-name="T33"> </text:span><text:span text:style-name="T32">return</text:span><text:span text:style-name="T33"> </text:span><text:span text:style-name="T32">false</text:span><text:span text:style-name="T33">;</text:span></text:p>
      <text:p text:style-name="P32"><text:span text:style-name="T25">26 <text:s/></text:span><text:span text:style-name="T33"><text:s text:c="8"/>}</text:span></text:p>
      <text:p text:style-name="P32"><text:span text:style-name="T25">27 <text:s/></text:span><text:span text:style-name="T33"><text:s text:c="4"/>}</text:span></text:p>
      <text:p text:style-name="P34"><text:span text:style-name="T25">28 <text:s/></text:span><text:span text:style-name="T38">}</text:span></text:p>
      <text:p text:style-name="P28">Листинг <text:span text:style-name="T40">4</text:span>. <text:span text:style-name="T2">InputInfo</text:span><text:span text:style-name="T24">.cs</text:span></text:p>
      <text:p text:style-name="P31"><text:span text:style-name="T31"><text:s/>1 <text:s/></text:span><text:span text:style-name="T26">using</text:span><text:span text:style-name="T27"> System.Data;</text:span></text:p>
      <text:p text:style-name="P32"><text:span text:style-name="T25"><text:s/>2 <text:s/></text:span><text:span text:style-name="T32">using</text:span><text:span text:style-name="T33"> Microsoft.Data.Sqlite;</text:span></text:p>
      <text:p text:style-name="P32"><text:span text:style-name="T25"><text:s/>3 <text:s/></text:span><text:span text:style-name="T32">using</text:span><text:span text:style-name="T33"> static System.Console;</text:span></text:p>
      <text:p text:style-name="P32"><text:span text:style-name="T25"><text:s/>4 <text:s/></text:span><text:span text:style-name="T32">class</text:span><text:span text:style-name="T33"> </text:span><text:span text:style-name="T34">InputInfo</text:span><text:span text:style-name="T33"> {</text:span></text:p>
      <text:p text:style-name="P32"><text:span text:style-name="T25"><text:s/>5 <text:s/></text:span><text:span text:style-name="T33"><text:s text:c="4"/></text:span><text:span text:style-name="T32">public</text:span><text:span text:style-name="T33"> </text:span><text:span text:style-name="T32">static</text:span><text:span text:style-name="T33"> </text:span><text:span text:style-name="T32">void</text:span><text:span text:style-name="T33"> </text:span><text:span text:style-name="T34">Input</text:span><text:span text:style-name="T33">(SqliteConnection con, </text:span><text:span text:style-name="T35">string</text:span><text:span text:style-name="T33"> tableName) {</text:span></text:p>
      <text:p text:style-name="P34"><text:span text:style-name="T25"><text:s/>6 <text:s/></text:span><text:span text:style-name="T38"><text:s text:c="8"/></text:span></text:p>
      <text:p text:style-name="P32"><text:span text:style-name="T25"><text:s/>7 <text:s/></text:span><text:span text:style-name="T33"><text:s text:c="8"/></text:span><text:span text:style-name="T35">var</text:span><text:span text:style-name="T33"> ColumnNames </text:span><text:span text:style-name="T32">=</text:span><text:span text:style-name="T33"> </text:span><text:span text:style-name="T32">new</text:span><text:span text:style-name="T33"> List</text:span><text:span text:style-name="T32">&lt;</text:span><text:span text:style-name="T35">string</text:span><text:span text:style-name="T32">&gt;</text:span><text:span text:style-name="T33">();</text:span></text:p>
      <text:p text:style-name="P32"><text:span text:style-name="T25"><text:s/>8 <text:s/></text:span><text:span text:style-name="T33"><text:s text:c="8"/>WriteLine(</text:span><text:span text:style-name="T36">$"\n</text:span><text:span text:style-name="T41">Inserting data for the table</text:span><text:span text:style-name="T36"> {tableName}\n</text:span><text:span text:style-name="T41">Columns</text:span><text:span text:style-name="T36">:\n"</text:span><text:span text:style-name="T33">);</text:span></text:p>
      <text:p text:style-name="P33"><text:s/>9 <text:s/></text:p>
      <text:p text:style-name="P32"><text:span text:style-name="T25">10 <text:s/></text:span><text:span text:style-name="T33"><text:s text:c="8"/></text:span><text:span text:style-name="T35">string</text:span><text:span text:style-name="T33"> sql </text:span><text:span text:style-name="T32">=</text:span><text:span text:style-name="T33"> </text:span><text:span text:style-name="T36">$"PRAGMA table_info({tableName})"</text:span><text:span text:style-name="T33">;</text:span></text:p>
      <text:p text:style-name="P33">11 <text:s/></text:p>
      <text:p text:style-name="P32"><text:span text:style-name="T25">12 <text:s/></text:span><text:span text:style-name="T33"><text:s text:c="8"/></text:span><text:span text:style-name="T32">try</text:span><text:span text:style-name="T33"> {</text:span></text:p>
      <text:p text:style-name="P32"><text:soft-page-break/><text:span text:style-name="T25">13 <text:s/></text:span><text:span text:style-name="T33"><text:s text:c="12"/></text:span><text:span text:style-name="T32">using</text:span><text:span text:style-name="T33"> (</text:span><text:span text:style-name="T35">var</text:span><text:span text:style-name="T33"> command </text:span><text:span text:style-name="T32">=</text:span><text:span text:style-name="T33"> </text:span><text:span text:style-name="T32">new</text:span><text:span text:style-name="T33"> SqliteCommand(sql, con)) {</text:span></text:p>
      <text:p text:style-name="P32"><text:span text:style-name="T25">14 <text:s/></text:span><text:span text:style-name="T33"><text:s text:c="16"/></text:span><text:span text:style-name="T32">using</text:span><text:span text:style-name="T33"> (</text:span><text:span text:style-name="T35">var</text:span><text:span text:style-name="T33"> reader </text:span><text:span text:style-name="T32">=</text:span><text:span text:style-name="T33"> command.ExecuteReader()) {</text:span></text:p>
      <text:p text:style-name="P32"><text:span text:style-name="T25">15 <text:s/></text:span><text:span text:style-name="T33"><text:s text:c="20"/></text:span><text:span text:style-name="T32">while</text:span><text:span text:style-name="T33"> (reader.Read()) {</text:span></text:p>
      <text:p text:style-name="P32"><text:span text:style-name="T25">16 <text:s/></text:span><text:span text:style-name="T33"><text:s text:c="24"/>ColumnNames.Add(reader.GetString(</text:span><text:span text:style-name="T37">1</text:span><text:span text:style-name="T33">));</text:span></text:p>
      <text:p text:style-name="P32"><text:span text:style-name="T25">17 <text:s/></text:span><text:span text:style-name="T33"><text:s text:c="24"/>Write(</text:span><text:span text:style-name="T36">$"{reader.GetString(1)} | "</text:span><text:span text:style-name="T33">);</text:span></text:p>
      <text:p text:style-name="P32"><text:span text:style-name="T25">18 <text:s/></text:span><text:span text:style-name="T33"><text:s text:c="20"/>}</text:span></text:p>
      <text:p text:style-name="P32"><text:span text:style-name="T25">19 <text:s/></text:span><text:span text:style-name="T33"><text:s text:c="16"/>}</text:span></text:p>
      <text:p text:style-name="P32"><text:span text:style-name="T25">20 <text:s/></text:span><text:span text:style-name="T33"><text:s text:c="12"/>}</text:span></text:p>
      <text:p text:style-name="P32"><text:span text:style-name="T25">21 <text:s/></text:span><text:span text:style-name="T33"><text:s text:c="12"/></text:span><text:span text:style-name="T32">using</text:span><text:span text:style-name="T33"> (SqliteCommand command </text:span><text:span text:style-name="T32">=</text:span><text:span text:style-name="T33"> </text:span><text:span text:style-name="T32">new</text:span><text:span text:style-name="T33">(sql, con)) {</text:span></text:p>
      <text:p text:style-name="P32"><text:span text:style-name="T25">22 <text:s/></text:span><text:span text:style-name="T33"><text:s text:c="16"/>Write(</text:span><text:span text:style-name="T36">"\n\nEnter the data (exam</text:span><text:span text:style-name="T42">p</text:span><text:span text:style-name="T36">le: 1, 'VladKovalenko'): "</text:span><text:span text:style-name="T33">);</text:span></text:p>
      <text:p text:style-name="P32"><text:span text:style-name="T25">23 <text:s/></text:span><text:span text:style-name="T33"><text:s text:c="16"/></text:span><text:span text:style-name="T35">string</text:span><text:span text:style-name="T33"> TableValues </text:span><text:span text:style-name="T32">=</text:span><text:span text:style-name="T33"> ReadLine()</text:span><text:span text:style-name="T32">!</text:span><text:span text:style-name="T33">;</text:span></text:p>
      <text:p text:style-name="P34"><text:span text:style-name="T25">24 <text:s/></text:span><text:span text:style-name="T38"><text:s text:c="16"/></text:span></text:p>
      <text:p text:style-name="P32"><text:span text:style-name="T25">25 <text:s/></text:span><text:span text:style-name="T33"><text:s text:c="16"/>sql </text:span><text:span text:style-name="T32">=</text:span><text:span text:style-name="T33"> </text:span><text:span text:style-name="T36">$"INSERT INTO {tableName} ({string.Join("</text:span><text:span text:style-name="T33">, </text:span><text:span text:style-name="T36">", ColumnNames)}) VALUES ({string.Join("</text:span><text:span text:style-name="T33">, </text:span><text:span text:style-name="T36">", ColumnNames.Select(c =&gt; $"</text:span><text:span text:style-name="T33">@{c}</text:span><text:span text:style-name="T36">"))})"</text:span><text:span text:style-name="T33">;</text:span></text:p>
      <text:p text:style-name="P34"><text:span text:style-name="T25">26 <text:s/></text:span><text:span text:style-name="T38"><text:s text:c="16"/></text:span></text:p>
      <text:p text:style-name="P32"><text:span text:style-name="T25">27 <text:s/></text:span><text:span text:style-name="T33"><text:s text:c="16"/>command.CommandText </text:span><text:span text:style-name="T32">=</text:span><text:span text:style-name="T33"> sql;</text:span></text:p>
      <text:p text:style-name="P34"><text:span text:style-name="T25">28 <text:s/></text:span><text:span text:style-name="T38"><text:s text:c="17"/></text:span></text:p>
      <text:p text:style-name="P32"><text:span text:style-name="T25">29 <text:s/></text:span><text:span text:style-name="T33"><text:s text:c="17"/></text:span><text:span text:style-name="T35">string</text:span><text:span text:style-name="T33">[] values </text:span><text:span text:style-name="T32">=</text:span><text:span text:style-name="T33"> TableValues.Split(</text:span><text:span text:style-name="T36">','</text:span><text:span text:style-name="T33">);</text:span></text:p>
      <text:p text:style-name="P33">30 <text:s/></text:p>
      <text:p text:style-name="P32"><text:span text:style-name="T25">31 <text:s/></text:span><text:span text:style-name="T33"><text:s text:c="16"/></text:span><text:span text:style-name="T32">for</text:span><text:span text:style-name="T33"> (</text:span><text:span text:style-name="T35">int</text:span><text:span text:style-name="T33"> i </text:span><text:span text:style-name="T32">=</text:span><text:span text:style-name="T33"> </text:span><text:span text:style-name="T37">0</text:span><text:span text:style-name="T33">; i </text:span><text:span text:style-name="T32">&lt;</text:span><text:span text:style-name="T33"> ColumnNames.Count; i</text:span><text:span text:style-name="T32">++</text:span><text:span text:style-name="T33">) {</text:span></text:p>
      <text:p text:style-name="P32"><text:span text:style-name="T25">32 <text:s/></text:span><text:span text:style-name="T33"><text:s text:c="20"/></text:span><text:span text:style-name="T35">string</text:span><text:span text:style-name="T33"> </text:span><text:span text:style-name="T32">value</text:span><text:span text:style-name="T33"> </text:span><text:span text:style-name="T32">=</text:span><text:span text:style-name="T33"> i </text:span><text:span text:style-name="T32">&lt;</text:span><text:span text:style-name="T33"> values.Length </text:span><text:span text:style-name="T32">?</text:span><text:span text:style-name="T33"> values[i].Trim() : </text:span><text:span text:style-name="T36">""</text:span><text:span text:style-name="T33">;</text:span></text:p>
      <text:p text:style-name="P32"><text:span text:style-name="T25">33 <text:s/></text:span><text:span text:style-name="T33"><text:s text:c="20"/>command.Parameters.AddWithValue(</text:span><text:span text:style-name="T36">$"@{ColumnNames[i]}"</text:span><text:span text:style-name="T33">, </text:span><text:span text:style-name="T32">value</text:span><text:span text:style-name="T33">);</text:span></text:p>
      <text:p text:style-name="P32"><text:span text:style-name="T25">34 <text:s/></text:span><text:span text:style-name="T33"><text:s text:c="16"/>}</text:span></text:p>
      <text:p text:style-name="P33">35 <text:s/></text:p>
      <text:p text:style-name="P32"><text:span text:style-name="T25">36 <text:s/></text:span><text:span text:style-name="T33"><text:s text:c="16"/>command.ExecuteNonQuery();</text:span></text:p>
      <text:p text:style-name="P32"><text:span text:style-name="T25">37 <text:s/></text:span><text:span text:style-name="T33"><text:s text:c="16"/>WriteLine(@</text:span><text:span text:style-name="T36">$"</text:span><text:span text:style-name="T42">Data inserted</text:span><text:span text:style-name="T36"> ""{tableName}"""</text:span><text:span text:style-name="T33">);</text:span></text:p>
      <text:p text:style-name="P32"><text:span text:style-name="T25">38 <text:s/></text:span><text:span text:style-name="T33"><text:s text:c="16"/>WriteLine();</text:span></text:p>
      <text:p text:style-name="P32"><text:span text:style-name="T25">39 <text:s/></text:span><text:span text:style-name="T33"><text:s text:c="12"/>}</text:span></text:p>
      <text:p text:style-name="P32"><text:span text:style-name="T25">40 <text:s/></text:span><text:span text:style-name="T33"><text:s text:c="8"/>} </text:span><text:span text:style-name="T32">catch</text:span><text:span text:style-name="T33"> (Exception ex) {</text:span></text:p>
      <text:p text:style-name="P32"><text:span text:style-name="T25">41 <text:s/></text:span><text:span text:style-name="T33"><text:s text:c="12"/>WriteLine(</text:span><text:span text:style-name="T36">$"</text:span><text:span text:style-name="T42">Error while inserting data</text:span><text:span text:style-name="T36">: {ex.Message}"</text:span><text:span text:style-name="T33">);</text:span></text:p>
      <text:p text:style-name="P32"><text:span text:style-name="T25">42 <text:s/></text:span><text:span text:style-name="T33"><text:s text:c="8"/>}</text:span></text:p>
      <text:p text:style-name="P32"><text:span text:style-name="T25">43 <text:s/></text:span><text:span text:style-name="T33"><text:s text:c="4"/>}</text:span></text:p>
      <text:p text:style-name="P34"><text:soft-page-break/><text:span text:style-name="T25">44 <text:s/></text:span><text:span text:style-name="T38">}</text:span></text:p>
      <text:p text:style-name="P28">Листин<text:span text:style-name="T43">г</text:span> <text:span text:style-name="T43">5</text:span>. <text:span text:style-name="T2">OutputInfo</text:span><text:span text:style-name="T24">.cs</text:span></text:p>
      <text:p text:style-name="P31"><text:span text:style-name="T31"><text:s/>1 <text:s/></text:span><text:span text:style-name="T27"><text:s/></text:span><text:span text:style-name="T26">using</text:span><text:span text:style-name="T27"> BetterConsoles.Tables;</text:span></text:p>
      <text:p text:style-name="P32"><text:span text:style-name="T25"><text:s/>2 <text:s/></text:span><text:span text:style-name="T32">using</text:span><text:span text:style-name="T33"> BetterConsoles.Tables.Configuration;</text:span></text:p>
      <text:p text:style-name="P32"><text:span text:style-name="T25"><text:s/>3 <text:s/></text:span><text:span text:style-name="T32">using</text:span><text:span text:style-name="T33"> Microsoft.Data.Sqlite;</text:span></text:p>
      <text:p text:style-name="P32"><text:span text:style-name="T25"><text:s/>4 <text:s/></text:span><text:span text:style-name="T32">using</text:span><text:span text:style-name="T33"> static System.Console;</text:span></text:p>
      <text:p text:style-name="P33"><text:s/>5 <text:s/></text:p>
      <text:p text:style-name="P32"><text:span text:style-name="T25"><text:s/>6 <text:s/></text:span><text:span text:style-name="T32">class</text:span><text:span text:style-name="T33"> </text:span><text:span text:style-name="T34">OutputInfo</text:span><text:span text:style-name="T33"> {</text:span></text:p>
      <text:p text:style-name="P32"><text:span text:style-name="T25"><text:s/>7 <text:s/></text:span><text:span text:style-name="T33"><text:s text:c="4"/></text:span><text:span text:style-name="T32">public</text:span><text:span text:style-name="T33"> </text:span><text:span text:style-name="T32">static</text:span><text:span text:style-name="T33"> </text:span><text:span text:style-name="T32">void</text:span><text:span text:style-name="T33"> </text:span><text:span text:style-name="T34">Output</text:span><text:span text:style-name="T33">(SqliteConnection con, </text:span><text:span text:style-name="T35">string</text:span><text:span text:style-name="T33"> TableName) { </text:span><text:span text:style-name="T25">// Доработать</text:span></text:p>
      <text:p text:style-name="P32"><text:span text:style-name="T25"><text:s/>8 <text:s/></text:span><text:span text:style-name="T33"><text:s text:c="8"/></text:span><text:span text:style-name="T32">try</text:span><text:span text:style-name="T33"> {</text:span></text:p>
      <text:p text:style-name="P32"><text:span text:style-name="T25"><text:s/>9 <text:s/></text:span><text:span text:style-name="T33"><text:s text:c="12"/></text:span><text:span text:style-name="T35">string</text:span><text:span text:style-name="T33"> sql </text:span><text:span text:style-name="T32">=</text:span><text:span text:style-name="T33"> </text:span><text:span text:style-name="T36">$"SELECT * FROM {TableName}"</text:span><text:span text:style-name="T33">;</text:span></text:p>
      <text:p text:style-name="P33">10 <text:s/></text:p>
      <text:p text:style-name="P32"><text:span text:style-name="T25">11 <text:s/></text:span><text:span text:style-name="T33"><text:s text:c="12"/></text:span><text:span text:style-name="T32">using</text:span><text:span text:style-name="T33"> (SqliteCommand command </text:span><text:span text:style-name="T32">=</text:span><text:span text:style-name="T33"> </text:span><text:span text:style-name="T32">new</text:span><text:span text:style-name="T33">(sql, con)) {</text:span></text:p>
      <text:p text:style-name="P32"><text:span text:style-name="T25">12 <text:s/></text:span><text:span text:style-name="T33"><text:s text:c="16"/>SqliteDataReader reader </text:span><text:span text:style-name="T32">=</text:span><text:span text:style-name="T33"> command.ExecuteReader();</text:span></text:p>
      <text:p text:style-name="P32"><text:span text:style-name="T25">13 <text:s/></text:span><text:span text:style-name="T33"><text:s text:c="16"/></text:span><text:span text:style-name="T35">var</text:span><text:span text:style-name="T33"> table </text:span><text:span text:style-name="T32">=</text:span><text:span text:style-name="T33"> </text:span><text:span text:style-name="T32">new</text:span><text:span text:style-name="T33"> Table();</text:span></text:p>
      <text:p text:style-name="P32"><text:span text:style-name="T25">14 <text:s/></text:span><text:span text:style-name="T33"><text:s text:c="16"/></text:span><text:span text:style-name="T32">for</text:span><text:span text:style-name="T33"> (</text:span><text:span text:style-name="T35">int</text:span><text:span text:style-name="T33"> i </text:span><text:span text:style-name="T32">=</text:span><text:span text:style-name="T33"> </text:span><text:span text:style-name="T37">0</text:span><text:span text:style-name="T33">; i </text:span><text:span text:style-name="T32">&lt;</text:span><text:span text:style-name="T33"> reader.FieldCount; i</text:span><text:span text:style-name="T32">++</text:span><text:span text:style-name="T33">)</text:span></text:p>
      <text:p text:style-name="P32"><text:span text:style-name="T25">15 <text:s/></text:span><text:span text:style-name="T33"><text:s text:c="20"/>table.AddColumn(reader.GetName(i));</text:span></text:p>
      <text:p text:style-name="P32"><text:span text:style-name="T25">16 <text:s/></text:span><text:span text:style-name="T33"><text:s text:c="16"/></text:span><text:span text:style-name="T32">using</text:span><text:span text:style-name="T33"> (reader) {</text:span></text:p>
      <text:p text:style-name="P32"><text:span text:style-name="T25">17 <text:s/></text:span><text:span text:style-name="T33"><text:s text:c="20"/></text:span><text:span text:style-name="T32">if</text:span><text:span text:style-name="T33"> (reader.HasRows) {</text:span></text:p>
      <text:p text:style-name="P32"><text:span text:style-name="T25">18 <text:s/></text:span><text:span text:style-name="T33"><text:s text:c="24"/></text:span><text:span text:style-name="T32">while</text:span><text:span text:style-name="T33"> (reader.Read()) {</text:span></text:p>
      <text:p text:style-name="P32"><text:span text:style-name="T25">19 <text:s/></text:span><text:span text:style-name="T33"><text:s text:c="28"/></text:span><text:span text:style-name="T35">var</text:span><text:span text:style-name="T33"> row </text:span><text:span text:style-name="T32">=</text:span><text:span text:style-name="T33"> </text:span><text:span text:style-name="T32">new</text:span><text:span text:style-name="T33"> </text:span><text:span text:style-name="T35">string</text:span><text:span text:style-name="T33">[reader.FieldCount];</text:span></text:p>
      <text:p text:style-name="P32"><text:span text:style-name="T25">20 <text:s/></text:span><text:span text:style-name="T33"><text:s text:c="28"/></text:span><text:span text:style-name="T32">for</text:span><text:span text:style-name="T33"> (</text:span><text:span text:style-name="T35">int</text:span><text:span text:style-name="T33"> i </text:span><text:span text:style-name="T32">=</text:span><text:span text:style-name="T33"> </text:span><text:span text:style-name="T37">0</text:span><text:span text:style-name="T33">; i </text:span><text:span text:style-name="T32">&lt;</text:span><text:span text:style-name="T33"> reader.FieldCount; i</text:span><text:span text:style-name="T32">++</text:span><text:span text:style-name="T33">)</text:span></text:p>
      <text:p text:style-name="P32"><text:span text:style-name="T25">21 <text:s/></text:span><text:span text:style-name="T33"><text:s text:c="32"/>row[i] </text:span><text:span text:style-name="T32">=</text:span><text:span text:style-name="T33"> Convert.ToString(reader[i])</text:span><text:span text:style-name="T32">!</text:span><text:span text:style-name="T33">;</text:span></text:p>
      <text:p text:style-name="P32"><text:span text:style-name="T25">22 <text:s/></text:span><text:span text:style-name="T33"><text:s text:c="28"/>table.AddRow(row);</text:span></text:p>
      <text:p text:style-name="P32"><text:span text:style-name="T25">23 <text:s/></text:span><text:span text:style-name="T33"><text:s text:c="24"/>}</text:span></text:p>
      <text:p text:style-name="P32"><text:span text:style-name="T25">24 <text:s/></text:span><text:span text:style-name="T33"><text:s text:c="20"/>}</text:span></text:p>
      <text:p text:style-name="P32"><text:span text:style-name="T25">25 <text:s/></text:span><text:span text:style-name="T33"><text:s text:c="16"/>}</text:span></text:p>
      <text:p text:style-name="P32"><text:span text:style-name="T25">26 <text:s/></text:span><text:span text:style-name="T33"><text:s text:c="16"/>table.Config </text:span><text:span text:style-name="T32">=</text:span><text:span text:style-name="T33"> TableConfig.MySql();</text:span></text:p>
      <text:p text:style-name="P32"><text:span text:style-name="T25">27 <text:s/></text:span><text:span text:style-name="T33"><text:s text:c="16"/>Write(</text:span><text:span text:style-name="T36">$"\n{table}"</text:span><text:span text:style-name="T33">);</text:span></text:p>
      <text:p text:style-name="P32"><text:span text:style-name="T25">28 <text:s/></text:span><text:span text:style-name="T33"><text:s text:c="12"/>}</text:span></text:p>
      <text:p text:style-name="P32"><text:span text:style-name="T25">29 <text:s/></text:span><text:span text:style-name="T33"><text:s text:c="8"/>} </text:span><text:span text:style-name="T32">catch</text:span><text:span text:style-name="T33"> (Exception ex) {</text:span></text:p>
      <text:p text:style-name="P32"><text:span text:style-name="T25">30 <text:s/></text:span><text:span text:style-name="T33"><text:s text:c="12"/>WriteLine(</text:span><text:span text:style-name="T36">$"</text:span><text:span text:style-name="T42">Error!</text:span><text:span text:style-name="T36"> {ex.Message}"</text:span><text:span text:style-name="T33">);</text:span></text:p>
      <text:p text:style-name="P32"><text:soft-page-break/><text:span text:style-name="T25">31 <text:s/></text:span><text:span text:style-name="T33"><text:s text:c="8"/>}</text:span></text:p>
      <text:p text:style-name="P32"><text:span text:style-name="T25">32 <text:s/></text:span><text:span text:style-name="T33"><text:s text:c="4"/>}</text:span></text:p>
      <text:p text:style-name="P34"><text:span text:style-name="T25">33 <text:s/></text:span><text:span text:style-name="T38">}</text:span></text:p>
      <text:p text:style-name="P35">Листин<text:span text:style-name="T43">г</text:span> <text:span text:style-name="T44">6</text:span>. <text:span text:style-name="T44">AllTablesDB</text:span><text:span text:style-name="T24">.cs</text:span></text:p>
      <text:p text:style-name="P36"><text:span text:style-name="T25"><text:s/>1 <text:s/></text:span><text:span text:style-name="T26">using</text:span><text:span text:style-name="T27"> BetterConsoles.Tables;</text:span></text:p>
      <text:p text:style-name="P36"><text:span text:style-name="T25"><text:s/>2 <text:s/></text:span><text:span text:style-name="T26">using</text:span><text:span text:style-name="T27"> Microsoft.Data.Sqlite;</text:span></text:p>
      <text:p text:style-name="P37"><text:s/>3 <text:s/></text:p>
      <text:p text:style-name="P36"><text:span text:style-name="T25"><text:s/>4 <text:s/></text:span><text:span text:style-name="T26">class</text:span><text:span text:style-name="T27"> </text:span><text:span text:style-name="T28">AllTablesDB</text:span><text:span text:style-name="T27"> {</text:span></text:p>
      <text:p text:style-name="P36"><text:span text:style-name="T25"><text:s/>5 <text:s/></text:span><text:span text:style-name="T27"><text:s text:c="4"/></text:span><text:span text:style-name="T26">public</text:span><text:span text:style-name="T27"> </text:span><text:span text:style-name="T26">static</text:span><text:span text:style-name="T27"> </text:span><text:span text:style-name="T26">void</text:span><text:span text:style-name="T27"> </text:span><text:span text:style-name="T28">Tables</text:span><text:span text:style-name="T27">(SqliteConnection connection) {</text:span></text:p>
      <text:p text:style-name="P36"><text:span text:style-name="T25"><text:s/>6 <text:s/></text:span><text:span text:style-name="T27"><text:s text:c="8"/>Console.WriteLine(</text:span><text:span text:style-name="T29">"\n</text:span><text:span text:style-name="T45">All tables: </text:span><text:span text:style-name="T29">"</text:span><text:span text:style-name="T27">);</text:span></text:p>
      <text:p text:style-name="P38"><text:span text:style-name="T25"><text:s/>7 <text:s/></text:span><text:s text:c="8"/></text:p>
      <text:p text:style-name="P36"><text:span text:style-name="T25"><text:s/>8 <text:s/></text:span><text:span text:style-name="T27"><text:s text:c="8"/></text:span><text:span text:style-name="T30">string</text:span><text:span text:style-name="T27"> sql </text:span><text:span text:style-name="T26">=</text:span><text:span text:style-name="T27"> </text:span><text:span text:style-name="T29">"SELECT * FROM sqlite_master where type='table'"</text:span><text:span text:style-name="T27">;</text:span></text:p>
      <text:p text:style-name="P36"><text:span text:style-name="T25"><text:s/>9 <text:s/></text:span><text:span text:style-name="T27"><text:s text:c="8"/></text:span><text:span text:style-name="T26">using</text:span><text:span text:style-name="T27"> (</text:span><text:span text:style-name="T30">var</text:span><text:span text:style-name="T27"> command </text:span><text:span text:style-name="T26">=</text:span><text:span text:style-name="T27"> </text:span><text:span text:style-name="T26">new</text:span><text:span text:style-name="T27"> SqliteCommand(sql, connection)) {</text:span></text:p>
      <text:p text:style-name="P36"><text:span text:style-name="T25">10 <text:s/></text:span><text:span text:style-name="T27"><text:s text:c="12"/></text:span><text:span text:style-name="T26">using</text:span><text:span text:style-name="T27"> (</text:span><text:span text:style-name="T30">var</text:span><text:span text:style-name="T27"> reader </text:span><text:span text:style-name="T26">=</text:span><text:span text:style-name="T27"> command.ExecuteReader()) {</text:span></text:p>
      <text:p text:style-name="P36"><text:span text:style-name="T25">11 <text:s/></text:span><text:span text:style-name="T27"><text:s text:c="16"/></text:span><text:span text:style-name="T26">while</text:span><text:span text:style-name="T27"> (reader.Read()) {</text:span></text:p>
      <text:p text:style-name="P36"><text:span text:style-name="T25">12 <text:s/></text:span><text:span text:style-name="T27"><text:s text:c="20"/>Console.WriteLine(</text:span><text:span text:style-name="T29">$"{reader.GetString(1)}"</text:span><text:span text:style-name="T27">);</text:span></text:p>
      <text:p text:style-name="P36"><text:span text:style-name="T25">13 <text:s/></text:span><text:span text:style-name="T27"><text:s text:c="16"/>}</text:span></text:p>
      <text:p text:style-name="P36"><text:span text:style-name="T25">14 <text:s/></text:span><text:span text:style-name="T27"><text:s text:c="12"/>}</text:span></text:p>
      <text:p text:style-name="P36"><text:span text:style-name="T25">15 <text:s/></text:span><text:span text:style-name="T27"><text:s text:c="8"/>}</text:span></text:p>
      <text:p text:style-name="P36"><text:span text:style-name="T25">16 <text:s/></text:span><text:span text:style-name="T27"><text:s text:c="8"/>Console.WriteLine();</text:span></text:p>
      <text:p text:style-name="P36"><text:span text:style-name="T25">17 <text:s/></text:span><text:span text:style-name="T27"><text:s text:c="4"/>}</text:span></text:p>
      <text:p text:style-name="P39"><text:span text:style-name="T25">18 <text:s/></text:span>}</text:p>
      <text:p text:style-name="Text_20_body">Вывод в консоли:</text:p>
      <text:p text:style-name="Вывод_20_текст_20_в_20_консоли">Enter the path to the database: Shop</text:p>
      <text:p text:style-name="Вывод_20_текст_20_в_20_консоли">1. Create new table</text:p>
      <text:p text:style-name="Вывод_20_текст_20_в_20_консоли">2. Show all tables</text:p>
      <text:p text:style-name="Вывод_20_текст_20_в_20_консоли">3. Exit</text:p>
      <text:p text:style-name="Вывод_20_текст_20_в_20_консоли">-&gt; 1</text:p>
      <text:p text:style-name="Вывод_20_текст_20_в_20_консоли"/>
      <text:p text:style-name="Вывод_20_текст_20_в_20_консоли">Enter the name of the new table: Products</text:p>
      <text:p text:style-name="Вывод_20_текст_20_в_20_консоли"/>
      <text:p text:style-name="Вывод_20_текст_20_в_20_консоли"><text:soft-page-break/>Enter the description for the columns (example: id INTEGER NOT NULL PRIMARY KEY, name STRING):</text:p>
      <text:p text:style-name="Вывод_20_текст_20_в_20_консоли">id integer not null primary key, name string</text:p>
      <text:p text:style-name="Вывод_20_текст_20_в_20_консоли"/>
      <text:p text:style-name="Вывод_20_текст_20_в_20_консоли">Таблица "Products" создана.</text:p>
      <text:p text:style-name="Вывод_20_текст_20_в_20_консоли">1. Add data</text:p>
      <text:p text:style-name="Вывод_20_текст_20_в_20_консоли">2. Show data</text:p>
      <text:p text:style-name="Вывод_20_текст_20_в_20_консоли">3. Return</text:p>
      <text:p text:style-name="Вывод_20_текст_20_в_20_консоли">-&gt; 2</text:p>
      <text:p text:style-name="Вывод_20_текст_20_в_20_консоли"/>
      <text:p text:style-name="Вывод_20_текст_20_в_20_консоли">+----+------+</text:p>
      <text:p text:style-name="Вывод_20_текст_20_в_20_консоли">| id | name |</text:p>
      <text:p text:style-name="Вывод_20_текст_20_в_20_консоли">+----+------+</text:p>
      <text:p text:style-name="Вывод_20_текст_20_в_20_консоли">+----+------+</text:p>
      <text:p text:style-name="Вывод_20_текст_20_в_20_консоли">1. Add data</text:p>
      <text:p text:style-name="Вывод_20_текст_20_в_20_консоли">2. Show data</text:p>
      <text:p text:style-name="Вывод_20_текст_20_в_20_консоли">3. Return</text:p>
      <text:p text:style-name="Вывод_20_текст_20_в_20_консоли">-&gt; 1</text:p>
      <text:p text:style-name="Вывод_20_текст_20_в_20_консоли"/>
      <text:p text:style-name="Вывод_20_текст_20_в_20_консоли">Ввод данных для таблицы Products</text:p>
      <text:p text:style-name="Вывод_20_текст_20_в_20_консоли">Поля в таблице:</text:p>
      <text:p text:style-name="Вывод_20_текст_20_в_20_консоли"/>
      <text:p text:style-name="Вывод_20_текст_20_в_20_консоли">id | name |</text:p>
      <text:p text:style-name="Вывод_20_текст_20_в_20_консоли"/>
      <text:p text:style-name="Вывод_20_текст_20_в_20_консоли">Enter the data (examle: 1, 'VladKovalenko'): 1, 'VladKovalenko' </text:p>
      <text:p text:style-name="Вывод_20_текст_20_в_20_консоли">Данные добавлены в таблицу "Products"</text:p>
      <text:p text:style-name="Вывод_20_текст_20_в_20_консоли"/>
      <text:p text:style-name="Вывод_20_текст_20_в_20_консоли">1. Add data</text:p>
      <text:p text:style-name="Вывод_20_текст_20_в_20_консоли">2. Show data</text:p>
      <text:p text:style-name="Вывод_20_текст_20_в_20_консоли">3. Return</text:p>
      <text:p text:style-name="Вывод_20_текст_20_в_20_консоли">-&gt; 2</text:p>
      <text:p text:style-name="Вывод_20_текст_20_в_20_консоли"/>
      <text:p text:style-name="Вывод_20_текст_20_в_20_консоли">+----+-----------------+</text:p>
      <text:p text:style-name="Вывод_20_текст_20_в_20_консоли">| id | name <text:s text:c="11"/>|</text:p>
      <text:p text:style-name="Вывод_20_текст_20_в_20_консоли">+----+-----------------+</text:p>
      <text:p text:style-name="Вывод_20_текст_20_в_20_консоли">| 1 <text:s/>| 'VladKovalenko' |</text:p>
      <text:p text:style-name="Вывод_20_текст_20_в_20_консоли">+----+-----------------+</text:p>
      <text:p text:style-name="Вывод_20_текст_20_в_20_консоли">1. Add data</text:p>
      <text:p text:style-name="Вывод_20_текст_20_в_20_консоли"><text:soft-page-break/>2. Show data</text:p>
      <text:p text:style-name="Вывод_20_текст_20_в_20_консоли">3. Return</text:p>
      <text:p text:style-name="P40">-&gt; 3</text:p>
      <text:h text:style-name="P41" text:outline-level="2" text:is-list-header="true"><text:span text:style-name="T46">4</text:span> Вывод </text:h>
      <text:p text:style-name="P42"><text:span text:style-name="T47">В результате выполненной работы </text:span><text:span text:style-name="T48">я разработал</text:span><text:span text:style-name="T48"> </text:span><text:span text:style-name="T49">п</text:span><text:span text:style-name="T50">рограмму</text:span><text:span text:style-name="T48"> </text:span><text:span text:style-name="T48">на </text:span><text:span text:style-name="T51">C#, </text:span><text:span text:style-name="T48">содержащ</text:span><text:span text:style-name="T50">ую</text:span><text:span text:style-name="T48"> модули работы с базой данных </text:span><text:span text:style-name="T51">SQLite: </text:span><text:span text:style-name="T48">создание <text:s/>БД, создание таблиц, добавление данных в таблицы, вывод содержимого таблиц. Также я осуществил обработку исключительных ситуаций и обеспечил </text:span><text:span text:style-name="T50">не</text:span><text:span text:style-name="T48">спрерывную работу приложения. <text:s/>Код программы показан в Листингах 1-6, а часть результатов работы - на </text:span><text:span text:style-name="T52">рисунке 1</text:span><text:span text:style-name="T48"> с использованием СУБД </text:span><text:span text:style-name="T50">B</text:span><text:span text:style-name="T49">eekeeper</text:span><text:span text:style-name="T51">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nsolas" svg:font-family="Consolas, 'Courier New', 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SimSun" svg:font-family="NSimSun" style:font-family-generic="modern" style:font-pitch="fixed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PT Astra Sans" svg:font-family="'PT Astra Sans'" style:font-family-generic="swiss"/>
    <style:font-face style:name="PT Astra Serif" svg:font-family="'PT Astra Serif'" style:font-family-generic="roman"/>
    <style:font-face style:name="PT Astra Serif1" svg:font-family="'PT Astra Serif'" style:font-family-generic="roman" style:font-pitch="variable"/>
    <style:font-face style:name="PT Astra Serif2" svg:font-family="'PT Astra Serif'" style:font-adornments="Жирный" style:font-family-generic="roman" style:font-pitch="variable"/>
    <style:font-face style:name="PT Astra Serif3" svg:font-family="'PT Astra Serif'" style:font-adornments="Жирный курсив" style:font-family-generic="roman" style:font-pitch="variable"/>
    <style:font-face style:name="PT Astra Serif4" svg:font-family="'PT Astra Serif'" style:font-adornments="Курсив" style:font-family-generic="roman" style:font-pitch="variable"/>
    <style:font-face style:name="Source Code Pro Semibold" svg:font-family="'Source Code Pro Semibold'" style:font-adornments="Полужирный" style:font-pitch="fixed"/>
    <style:font-face style:name="Tahoma" svg:font-family="Tahoma" style:font-family-generic="system" style:font-pitch="variable"/>
    <style:font-face style:name="URW Gothic L" svg:font-family="'URW Gothic L'" style:font-adornments="Обычный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PT Astra Serif" fo:font-size="14pt" fo:language="ru" fo:country="RU" style:letter-kerning="true" style:font-name-asian="Tahoma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PT Astra Serif" fo:font-size="14pt" fo:language="ru" fo:country="RU" style:letter-kerning="true" style:font-name-asian="Tahoma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PT Astra Sans" fo:font-family="'PT Astra Sans'" style:font-family-generic="swiss" fo:font-size="16pt" style:font-name-asian="Tahoma" style:font-family-asian="Tahoma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5cm" style:contextual-spacing="true" fo:line-height="120%" fo:text-align="justify" style:justify-single-word="false"/>
      <style:text-properties style:font-size-asian="10.5pt"/>
    </style:style>
    <style:style style:name="List" style:family="paragraph" style:parent-style-name="Text_20_body" style:class="list">
      <style:text-properties style:font-name="PT Astra Serif" fo:font-family="'PT Astra Serif'" style:font-family-generic="roman" fo:font-size="14pt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PT Astra Serif" fo:font-family="'PT Astra Serif'" style:font-family-generic="roman" fo:font-size="14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PT Astra Serif" fo:font-family="'PT Astra Serif'" style:font-family-generic="roman" fo:font-size="14pt"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auto-update="true" style:default-outline-level="1" style:class="text">
      <style:paragraph-properties fo:margin-left="1.251cm" fo:margin-right="0cm" fo:margin-top="0.42cm" fo:margin-bottom="0.7cm" style:contextual-spacing="false" fo:text-align="center" style:justify-single-word="false" fo:text-indent="0cm" style:auto-text-indent="false"/>
      <style:text-properties style:font-name="PT Astra Serif2" fo:font-family="'PT Astra Serif'" style:font-style-name="Жирный" style:font-family-generic="roman" style:font-pitch="variable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auto-update="true" style:default-outline-level="2" style:class="text">
      <style:paragraph-properties fo:margin-left="1.251cm" fo:margin-right="0cm" fo:margin-top="0.349cm" fo:margin-bottom="0.4cm" style:contextual-spacing="false" fo:text-align="start" style:justify-single-word="false" fo:text-indent="0cm" style:auto-text-indent="false"/>
      <style:text-properties style:use-window-font-color="true" loext:opacity="0%" style:font-name="PT Astra Serif2" fo:font-family="'PT Astra Serif'" style:font-style-name="Жирный" style:font-family-generic="roman" style:font-pitch="variable" fo:font-size="115%" fo:font-style="normal" fo:font-weight="bold" style:font-size-asian="115%" style:font-style-asian="normal" style:font-weight-asian="bold" style:font-size-complex="115%" style:font-style-complex="normal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1.251cm" fo:margin-right="0cm" fo:line-height="150%" fo:text-align="start" style:justify-single-word="false" fo:text-indent="0cm" style:auto-text-indent="false" text:number-lines="false" text:line-number="0"/>
      <style:text-properties style:font-name="PT Astra Serif2" fo:font-family="'PT Astra Serif'" style:font-style-name="Жирный" style:font-family-generic="roman" style:font-pitch="variable" fo:font-size="130%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line-height="150%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Рис." style:family="paragraph" style:parent-style-name="Caption">
      <style:paragraph-properties fo:text-align="center" style:justify-single-word="false"/>
      <style:text-properties fo:font-size="12pt" fo:font-style="normal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>
      <style:text-properties fo:font-size="12pt" fo:font-style="normal" fo:font-weight="bold"/>
    </style:style>
    <style:style style:name="Contents_20_3" style:display-name="Contents 3" style:family="paragraph" style:parent-style-name="Index" style:class="index">
      <style:paragraph-properties fo:margin-left="0.998cm" fo:margin-right="0cm" fo:line-height="150%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auto-update="true" style:default-outline-level="3" style:class="text">
      <style:paragraph-properties fo:margin-top="0.247cm" fo:margin-bottom="0.212cm" style:contextual-spacing="false"/>
      <style:text-properties style:use-window-font-color="true" loext:opacity="0%" style:font-name="PT Astra Serif2" fo:font-family="'PT Astra Serif'" style:font-style-name="Жирный" style:font-family-generic="roman" style:font-pitch="variable" fo:font-size="101%" fo:font-style="italic" fo:font-weight="bold" style:font-size-asian="101%" style:font-style-asian="italic" style:font-weight-asian="bold" style:font-size-complex="101%" style:font-style-complex="italic" style:font-weight-complex="bold"/>
    </style:style>
    <style:style style:name="Заголовок_20_1_20_титул" style:display-name="Заголовок 1 титул" style:family="paragraph" style:parent-style-name="Heading_20_1" style:auto-update="true" style:default-outline-level="" style:list-style-name="">
      <style:paragraph-properties fo:text-align="center" style:justify-single-word="false"/>
    </style:style>
    <style:style style:name="Заголовок_20_2_20_титул" style:display-name="Заголовок 2 титул" style:family="paragraph" style:parent-style-name="Heading_20_2" style:default-outline-level="" style:list-style-name="">
      <style:paragraph-properties fo:text-align="center" style:justify-single-word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rawing" style:family="paragraph" style:parent-style-name="Caption" style:class="extra">
      <style:paragraph-properties fo:text-align="center" style:justify-single-word="false"/>
      <style:text-properties fo:font-style="normal"/>
    </style:style>
    <style:style style:name="Примечание" style:family="paragraph" style:parent-style-name="Preformatted_20_Text" style:auto-update="true">
      <style:paragraph-properties fo:margin-left="1.251cm" fo:margin-right="0cm" fo:text-indent="0cm" style:auto-text-indent="false"/>
      <style:text-properties style:font-name="PT Astra Serif4" fo:font-family="'PT Astra Serif'" style:font-style-name="Курсив" style:font-family-generic="roman" style:font-pitch="variable" fo:font-size="12pt" fo:font-style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2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Заголовок_20_1_20_прилож" style:display-name="Заголовок 1 прилож" style:family="paragraph" style:parent-style-name="Заголовок_20_1_20_титул">
      <style:paragraph-properties fo:margin-left="0cm" fo:margin-right="0cm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9cm" fo:margin-bottom="0cm" style:contextual-spacing="false" fo:text-align="start" style:justify-single-word="false" style:shadow="none"/>
      <style:text-properties style:font-name="URW Gothic L" fo:font-family="'URW Gothic L'" style:font-style-name="Обычный" style:font-family-generic="swiss" style:font-pitch="variable" fo:font-size="18pt" style:font-size-asian="18pt" style:font-size-complex="18pt"/>
    </style:style>
    <style:style style:name="terminal" style:family="paragraph" style:parent-style-name="Text_20_body" style:next-style-name="Text_20_body">
      <loext:graphic-properties draw:fill="solid" draw:fill-color="#eeeeee" draw:opacity="100%"/>
      <style:paragraph-properties fo:margin-top="0.199cm" fo:margin-bottom="0.4cm" style:contextual-spacing="false" fo:line-height="120%" fo:text-align="start" style:justify-single-word="false" fo:background-color="#eeeeee" fo:padding="0.199cm" fo:border="0.31pt solid #000000" style:shadow="none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fo:color="#000000" loext:opacity="100%" style:font-name="Source Code Pro Semibold" fo:font-family="'Source Code Pro Semibold'" style:font-style-name="Полужирный" style:font-pitch="fixed" fo:font-size="12pt" fo:font-style="normal" fo:text-shadow="none" fo:font-weight="600" officeooo:rsid="00388b02" style:font-size-asian="11pt" style:font-style-asian="italic" style:font-size-complex="11pt" style:font-style-complex="italic" style:font-relief="none"/>
    </style:style>
    <style:style style:name="Мой_20_код" style:display-name="Мой код" style:family="paragraph" style:parent-style-name="terminal" style:master-page-name="">
      <loext:graphic-properties draw:fill="solid" draw:fill-color="#eeeeee"/>
      <style:paragraph-properties fo:margin-left="0cm" fo:margin-right="0cm" fo:margin-top="0.199cm" fo:margin-bottom="0.199cm" style:contextual-spacing="true" fo:text-indent="0cm" style:auto-text-indent="false" style:page-number="auto" fo:background-color="#eeeeee" fo:padding-left="1.101cm" fo:padding-right="0cm" fo:padding-top="0.101cm" fo:padding-bottom="0.101cm" fo:border-left="1.3pt solid #808080" fo:border-right="none" fo:border-top="none" fo:border-bottom="none" style:snap-to-layout-grid="true" style:join-border="true">
        <style:tab-stops/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Листинг" style:family="paragraph" style:parent-style-name="Caption" style:auto-update="true">
      <style:text-properties style:font-name="PT Astra Serif3" fo:font-family="'PT Astra Serif'" style:font-style-name="Жирный курсив" style:font-family-generic="roman" style:font-pitch="variable" fo:font-size="12pt" fo:font-style="normal" fo:font-weight="bold"/>
    </style:style>
    <style:style style:name="Мой_20_код_20_для_20_Code_20_Highlighter_20_2" style:display-name="Мой код для Code Highlighter 2" style:family="paragraph" style:parent-style-name="Мой_20_код">
      <loext:graphic-properties draw:fill="solid" draw:fill-color="#f0f0f0" draw:opacity="100%"/>
      <style:paragraph-properties ch2_options="{'Style': 'friendly', 'Language': 'C#', 'UseCharStyles': 0, 'LineNumberRatio': 100, 'LineNumberStart': 1, 'MasterCharStyle': '', 'ShowLineNumbers': 1, 'ColourizeBackground': 1, 'LineNumberSeparator': '  ', 'LineNumberPaddingSymbol': '', 'StoreOptionsWithSnippet': 1}" fo:background-color="#f0f0f0" fo:padding-left="0.4cm" fo:padding-right="0cm" fo:padding-top="0.101cm" fo:padding-bottom="0.101cm" fo:border-left="1.3pt solid #808080" fo:border-right="none" fo:border-top="none" fo:border-bottom="none"/>
      <style:text-properties style:use-window-font-color="true" loext:opacity="0%" fo:font-size="12pt" fo:language="zxx" fo:country="none" fo:font-style="normal" style:text-underline-style="none" fo:font-weight="normal" fo:background-color="transparent"/>
    </style:style>
    <style:style style:name="Вывод_20_текст_20_в_20_консоли" style:display-name="Вывод текст в консоли" style:family="paragraph" style:parent-style-name="terminal" style:auto-update="true">
      <style:paragraph-properties fo:margin-top="0.199cm" fo:margin-bottom="0.4cm" style:contextual-spacing="true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Line_20_numbering" style:display-name="Line numbering" style:family="text">
      <style:text-properties fo:color="#808080" loext:opacity="100%" style:font-name="DejaVu Sans Mono" fo:font-family="'DejaVu Sans Mono'" style:font-family-generic="modern" style:font-pitch="fixed" fo:font-size="10.5pt" fo:font-weight="bold" fo:background-color="transparent" style:font-size-asian="9.14999961853027pt" style:font-size-complex="10.5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member0_5f_csharp" style:display-name="member0_csharp" style:family="text">
      <style:text-properties fo:color="#0000ff" loext:opacity="100%" fo:font-style="normal" fo:font-weight="normal"/>
    </style:style>
    <style:style style:name="symbol0_5f_csharp" style:display-name="symbol0_csharp" style:family="text">
      <style:text-properties fo:color="#008000" loext:opacity="100%" fo:font-style="normal" fo:font-weight="normal"/>
    </style:style>
    <style:style style:name="string_5f_csharp" style:display-name="string_csharp" style:family="text">
      <style:text-properties fo:color="#666666" loext:opacity="100%" fo:font-style="normal" fo:font-weight="normal"/>
    </style:style>
    <style:style style:name="number_5f_csharp" style:display-name="number_csharp" style:family="text">
      <style:text-properties fo:color="#ff0000" loext:opacity="100%" fo:font-style="normal" fo:font-weight="normal"/>
    </style:style>
    <style:style style:name="keyword0_5f_csharp" style:display-name="keyword0_csharp" style:family="text">
      <style:text-properties fo:color="#0600ff" loext:opacity="100%" fo:font-style="normal" fo:font-weight="normal"/>
    </style:style>
    <style:style style:name="keyword3_5f_csharp" style:display-name="keyword3_csharp" style:family="text">
      <style:text-properties fo:color="#ff0000" loext:opacity="100%" fo:font-style="normal" fo:font-weight="normal"/>
    </style:style>
    <style:style style:name="Вывод" style:family="text">
      <style:text-properties fo:font-style="italic" fo:font-weight="bold" style:font-style-asian="italic" style:font-weight-asian="bold" style:font-style-complex="italic" style:font-weight-complex="bold"/>
    </style:style>
    <style:style style:name="Variable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 style:auto-update="true">
      <style:graphic-properties svg:width="17.971cm" fo:min-height="0.259cm" text:anchor-type="paragraph" svg:x="0cm" svg:y="14.19cm" fo:margin-left="0cm" fo:margin-right="0cm" fo:margin-top="0cm" fo:margin-bottom="0cm" style:wrap="none" style:vertical-pos="top" style:vertical-rel="page" style:horizontal-pos="from-left" style:horizontal-rel="page" fo:background-color="transparent" draw:fill="none" draw:fill-color="#729fcf" fo:padding="0cm" fo:border="none" draw:wrap-influence-on-position="once-concurrent" loext:allow-overlap="true">
        <style:columns fo:column-count="1" fo:column-gap="0cm"/>
      </style:graphic-properties>
    </style:style>
    <style:style style:name="Formula" style:family="graphic">
      <style:graphic-properties text:anchor-type="as-char" svg:y="0cm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WWNum28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умерация_20_кода" style:display-name="Нумерация кода">
      <text:list-level-style-number text:level="1" text:style-name="Line_20_numbering" loext:num-list-format="%1%." style:num-suffix="." style:num-format="1">
        <style:list-level-properties text:list-level-position-and-space-mode="label-alignment" fo:text-align="end">
          <style:list-level-label-alignment text:label-followed-by="listtab" text:list-tab-stop-position="0.3cm" fo:text-indent="-0.3cm" fo:margin-left="0.3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suffix=")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style-name="Line_20_numbering"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729fcf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1</text:page-number></text:p>
      </style:footer>
    </style:master-page>
    <style:master-page style:name="Титульная" style:page-layout-name="Mpm2" draw:style-name="Mdp2"/>
    <style:master-page style:name="First_20_Page" style:display-name="First Page" style:page-layout-name="Mpm3" draw:style-name="Mdp1" style:next-style-name="Standard"/>
    <style:master-page style:name="Footnote" style:page-layout-name="Mpm4" draw:style-name="Mdp1"/>
    <style:master-page style:name="Endnote" style:page-layout-name="Mpm4" draw:style-name="Mdp1"/>
    <style:master-page style:name="Left_20_Page" style:display-name="Left Page" style:page-layout-name="Mpm5" draw:style-name="Mdp1" style:next-style-name="Right_20_Page"/>
    <style:master-page style:name="Right_20_Page" style:display-name="Right Page" style:page-layout-name="Mpm6" draw:style-name="Mdp1" style:next-style-name="Left_20_Page"/>
    <style:master-page style:name="Envelope" style:page-layout-name="Mpm7" draw:style-name="Mdp1"/>
    <style:master-page style:name="Index" style:page-layout-name="Mpm8" draw:style-name="Mdp1"/>
    <style:master-page style:name="HTML" style:page-layout-name="Mpm9" draw:style-name="Mdp1"/>
    <style:master-page style:name="Landscape" style:page-layout-name="Mpm1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19T12:02:46.711000000</meta:creation-date>
    <meta:editing-duration>PT5H43M55S</meta:editing-duration>
    <meta:editing-cycles>50</meta:editing-cycles>
    <meta:generator>LibreOffice/24.8.1.2$Windows_X86_64 LibreOffice_project/87fa9aec1a63e70835390b81c40bb8993f1d4ff6</meta:generator>
    <dc:title>Реферат ГОСТ</dc:title>
    <dc:date>2024-10-01T09:59:24.168000000</dc:date>
    <meta:document-statistic meta:table-count="0" meta:image-count="0" meta:object-count="0" meta:page-count="11" meta:paragraph-count="306" meta:word-count="1297" meta:character-count="11545" meta:non-whitespace-character-count="7624"/>
  </office:meta>
</office:document-meta>
</file>